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54in" style:rel-column-width="11218*"/>
    </style:style>
    <style:style style:name="Table1.B" style:family="table-column">
      <style:table-column-properties style:column-width="1.5007in" style:rel-column-width="14201*"/>
    </style:style>
    <style:style style:name="Table1.C" style:family="table-column">
      <style:table-column-properties style:column-width="4.2389in" style:rel-column-width="4011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4285in" fo:margin-left="0.3in" table:align="left" style:may-break-between-rows="false"/>
    </style:style>
    <style:style style:name="Table3.A" style:family="table-column">
      <style:table-column-properties style:column-width="1.0611in"/>
    </style:style>
    <style:style style:name="Table3.B" style:family="table-column">
      <style:table-column-properties style:column-width="0.9993in"/>
    </style:style>
    <style:style style:name="Table3.C" style:family="table-column">
      <style:table-column-properties style:column-width="1.3083in"/>
    </style:style>
    <style:style style:name="Table3.D" style:family="table-column">
      <style:table-column-properties style:column-width="1.1951in"/>
    </style:style>
    <style:style style:name="Table3.E" style:family="table-column">
      <style:table-column-properties style:column-width="0.9347in"/>
    </style:style>
    <style:style style:name="Table3.F" style:family="table-column">
      <style:table-column-properties style:column-width="0.929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3701in" table:align="center" style:may-break-between-rows="false"/>
    </style:style>
    <style:style style:name="Table2.A" style:family="table-column">
      <style:table-column-properties style:column-width="1in"/>
    </style:style>
    <style:style style:name="Table2.B" style:family="table-column">
      <style:table-column-properties style:column-width="0.8076in"/>
    </style:style>
    <style:style style:name="Table2.C" style:family="table-column">
      <style:table-column-properties style:column-width="1.4389in"/>
    </style:style>
    <style:style style:name="Table2.D" style:family="table-column">
      <style:table-column-properties style:column-width="1.561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1972in"/>
    </style:style>
    <style:style style:name="Table2.11" style:family="table-row">
      <style:table-row-properties style:min-row-height="0.0618in"/>
    </style:style>
    <style:style style:name="P1" style:family="paragraph" style:parent-style-name="Text_20_body">
      <style:text-properties officeooo:paragraph-rsid="00150ecc"/>
    </style:style>
    <style:style style:name="P2" style:family="paragraph" style:parent-style-name="Text_20_body">
      <style:text-properties officeooo:rsid="0010dbb3"/>
    </style:style>
    <style:style style:name="P3" style:family="paragraph" style:parent-style-name="Text_20_body">
      <style:text-properties officeooo:rsid="0010dbb3" officeooo:paragraph-rsid="00150ecc"/>
    </style:style>
    <style:style style:name="P4" style:family="paragraph" style:parent-style-name="Text_20_body">
      <style:text-properties officeooo:rsid="0010dbb3" officeooo:paragraph-rsid="00289f38"/>
    </style:style>
    <style:style style:name="P5" style:family="paragraph" style:parent-style-name="Text_20_body">
      <style:text-properties officeooo:rsid="0010dbb3" officeooo:paragraph-rsid="0059475a"/>
    </style:style>
    <style:style style:name="P6" style:family="paragraph" style:parent-style-name="Text_20_body">
      <style:text-properties officeooo:rsid="0010dbb3" officeooo:paragraph-rsid="002f6864"/>
    </style:style>
    <style:style style:name="P7" style:family="paragraph" style:parent-style-name="Text_20_body">
      <style:text-properties officeooo:rsid="0010dbb3" officeooo:paragraph-rsid="004482e1"/>
    </style:style>
    <style:style style:name="P8" style:family="paragraph" style:parent-style-name="Text_20_body">
      <style:text-properties officeooo:rsid="0010dbb3" officeooo:paragraph-rsid="0088af0f"/>
    </style:style>
    <style:style style:name="P9" style:family="paragraph" style:parent-style-name="Text_20_body">
      <style:text-properties officeooo:rsid="0010dbb3" officeooo:paragraph-rsid="00954b30"/>
    </style:style>
    <style:style style:name="P10" style:family="paragraph" style:parent-style-name="Text_20_body">
      <style:text-properties officeooo:paragraph-rsid="0019b408"/>
    </style:style>
    <style:style style:name="P11" style:family="paragraph" style:parent-style-name="Text_20_body">
      <style:text-properties officeooo:paragraph-rsid="001fbe94"/>
    </style:style>
    <style:style style:name="P12" style:family="paragraph" style:parent-style-name="Text_20_body">
      <style:text-properties officeooo:paragraph-rsid="002c3da9"/>
    </style:style>
    <style:style style:name="P13" style:family="paragraph" style:parent-style-name="Text_20_body">
      <style:text-properties officeooo:rsid="0016f641" officeooo:paragraph-rsid="002c3da9"/>
    </style:style>
    <style:style style:name="P14" style:family="paragraph" style:parent-style-name="Text_20_body">
      <style:text-properties officeooo:rsid="0041ca13" officeooo:paragraph-rsid="0041ca13"/>
    </style:style>
    <style:style style:name="P15" style:family="paragraph" style:parent-style-name="Text_20_body">
      <style:text-properties officeooo:paragraph-rsid="004482e1"/>
    </style:style>
    <style:style style:name="P16" style:family="paragraph" style:parent-style-name="Text_20_body">
      <style:text-properties officeooo:paragraph-rsid="004df854"/>
    </style:style>
    <style:style style:name="P17" style:family="paragraph" style:parent-style-name="Text_20_body">
      <style:text-properties officeooo:paragraph-rsid="00544b05"/>
    </style:style>
    <style:style style:name="P18" style:family="paragraph" style:parent-style-name="Text_20_body">
      <style:text-properties officeooo:paragraph-rsid="0059475a"/>
    </style:style>
    <style:style style:name="P19" style:family="paragraph" style:parent-style-name="Text_20_body">
      <style:text-properties officeooo:paragraph-rsid="007f4a00"/>
    </style:style>
    <style:style style:name="P20" style:family="paragraph" style:parent-style-name="Text_20_body">
      <style:text-properties officeooo:paragraph-rsid="00868638"/>
    </style:style>
    <style:style style:name="P21" style:family="paragraph" style:parent-style-name="Text_20_body">
      <style:text-properties officeooo:paragraph-rsid="00289f38"/>
    </style:style>
    <style:style style:name="P22" style:family="paragraph" style:parent-style-name="Text_20_body">
      <style:text-properties officeooo:paragraph-rsid="009697bb"/>
    </style:style>
    <style:style style:name="P23" style:family="paragraph" style:parent-style-name="Text_20_body">
      <style:text-properties officeooo:paragraph-rsid="00a730e1"/>
    </style:style>
    <style:style style:name="P24" style:family="paragraph" style:parent-style-name="Text_20_body">
      <style:text-properties officeooo:paragraph-rsid="00ad7b22"/>
    </style:style>
    <style:style style:name="P25" style:family="paragraph" style:parent-style-name="Text_20_body">
      <style:text-properties officeooo:paragraph-rsid="00aec276"/>
    </style:style>
    <style:style style:name="P26" style:family="paragraph" style:parent-style-name="Text_20_body">
      <style:text-properties officeooo:paragraph-rsid="00b361fb"/>
    </style:style>
    <style:style style:name="P27" style:family="paragraph" style:parent-style-name="Text_20_body">
      <style:text-properties officeooo:paragraph-rsid="00b44ae8"/>
    </style:style>
    <style:style style:name="P28" style:family="paragraph" style:parent-style-name="Text_20_body">
      <style:text-properties officeooo:paragraph-rsid="00c42260"/>
    </style:style>
    <style:style style:name="P29" style:family="paragraph" style:parent-style-name="Text_20_body">
      <style:text-properties officeooo:rsid="00d4bff1" officeooo:paragraph-rsid="00d4bff1"/>
    </style:style>
    <style:style style:name="P30" style:family="paragraph" style:parent-style-name="Text_20_body">
      <style:text-properties officeooo:paragraph-rsid="00d6534d"/>
    </style:style>
    <style:style style:name="P31" style:family="paragraph" style:parent-style-name="Text_20_body">
      <style:text-properties officeooo:paragraph-rsid="00da9dbb"/>
    </style:style>
    <style:style style:name="P32" style:family="paragraph" style:parent-style-name="Text_20_body">
      <style:text-properties officeooo:paragraph-rsid="00dea9d7"/>
    </style:style>
    <style:style style:name="P33" style:family="paragraph" style:parent-style-name="Text_20_body">
      <style:text-properties officeooo:paragraph-rsid="00e45224"/>
    </style:style>
    <style:style style:name="P34" style:family="paragraph" style:parent-style-name="Text_20_body">
      <style:text-properties officeooo:rsid="00f7f096" officeooo:paragraph-rsid="0045352d"/>
    </style:style>
    <style:style style:name="P35" style:family="paragraph" style:parent-style-name="Text_20_body">
      <style:text-properties fo:font-weight="bold" officeooo:rsid="00f7f096" officeooo:paragraph-rsid="00f8d141" style:font-weight-asian="bold" style:font-weight-complex="bold"/>
    </style:style>
    <style:style style:name="P36" style:family="paragraph" style:parent-style-name="Text_20_body">
      <style:text-properties officeooo:paragraph-rsid="0100831a"/>
    </style:style>
    <style:style style:name="P37" style:family="paragraph" style:parent-style-name="Text_20_body">
      <style:text-properties officeooo:paragraph-rsid="01028c08"/>
    </style:style>
    <style:style style:name="P38" style:family="paragraph" style:parent-style-name="Text_20_body">
      <style:text-properties officeooo:paragraph-rsid="01042916"/>
    </style:style>
    <style:style style:name="P39" style:family="paragraph" style:parent-style-name="Text_20_body">
      <style:text-properties officeooo:rsid="004482e1" officeooo:paragraph-rsid="0045352d"/>
    </style:style>
    <style:style style:name="P40" style:family="paragraph" style:parent-style-name="Text_20_body">
      <style:text-properties officeooo:rsid="00fffd41" officeooo:paragraph-rsid="0100831a"/>
    </style:style>
    <style:style style:name="P41" style:family="paragraph" style:parent-style-name="Text_20_body">
      <style:text-properties officeooo:rsid="00d6534d" officeooo:paragraph-rsid="00d6534d"/>
    </style:style>
    <style:style style:name="P42" style:family="paragraph" style:parent-style-name="Text_20_body">
      <style:text-properties officeooo:paragraph-rsid="011172d1"/>
    </style:style>
    <style:style style:name="P43" style:family="paragraph" style:parent-style-name="Text_20_body">
      <style:text-properties officeooo:paragraph-rsid="0030c0c9"/>
    </style:style>
    <style:style style:name="P44" style:family="paragraph" style:parent-style-name="Text_20_body">
      <style:text-properties officeooo:paragraph-rsid="0113ed3e"/>
    </style:style>
    <style:style style:name="P45" style:family="paragraph" style:parent-style-name="Preformatted_20_Text">
      <style:text-properties officeooo:rsid="0010dbb3" officeooo:paragraph-rsid="0010dbb3"/>
    </style:style>
    <style:style style:name="P46" style:family="paragraph" style:parent-style-name="Preformatted_20_Text">
      <style:paragraph-properties fo:text-align="center" style:justify-single-word="false"/>
      <style:text-properties officeooo:rsid="0010dbb3" officeooo:paragraph-rsid="0010dbb3"/>
    </style:style>
    <style:style style:name="P47" style:family="paragraph" style:parent-style-name="Preformatted_20_Text">
      <style:text-properties officeooo:rsid="0010dbb3" officeooo:paragraph-rsid="001d0859"/>
    </style:style>
    <style:style style:name="P48" style:family="paragraph" style:parent-style-name="Preformatted_20_Text">
      <style:text-properties officeooo:rsid="0010dbb3" officeooo:paragraph-rsid="00f0322f"/>
    </style:style>
    <style:style style:name="P49" style:family="paragraph" style:parent-style-name="Preformatted_20_Text">
      <style:text-properties officeooo:paragraph-rsid="0010dbb3"/>
    </style:style>
    <style:style style:name="P50" style:family="paragraph" style:parent-style-name="Preformatted_20_Text">
      <style:text-properties style:font-name="Liberation Serif" fo:font-size="12pt" officeooo:rsid="0010dbb3" officeooo:paragraph-rsid="0010dbb3" style:font-size-asian="12pt" style:font-size-complex="12pt"/>
    </style:style>
    <style:style style:name="P51" style:family="paragraph" style:parent-style-name="Preformatted_20_Text">
      <style:text-properties style:font-name="Liberation Serif" fo:font-size="12pt" officeooo:rsid="00f0322f" officeooo:paragraph-rsid="00f0322f" style:font-size-asian="12pt" style:font-size-complex="12pt"/>
    </style:style>
    <style:style style:name="P52" style:family="paragraph" style:parent-style-name="Preformatted_20_Text">
      <style:text-properties style:font-name="Liberation Serif" fo:font-size="12pt" officeooo:rsid="00f1dbd9" officeooo:paragraph-rsid="00f3083d" style:font-size-asian="12pt" style:font-size-complex="12pt"/>
    </style:style>
    <style:style style:name="P53" style:family="paragraph" style:parent-style-name="Preformatted_20_Text">
      <style:text-properties style:font-name="Liberation Serif" fo:font-size="12pt" officeooo:rsid="00f3083d" officeooo:paragraph-rsid="00f3083d" style:font-size-asian="12pt" style:font-size-complex="12pt"/>
    </style:style>
    <style:style style:name="P54" style:family="paragraph" style:parent-style-name="Preformatted_20_Text">
      <style:text-properties officeooo:rsid="0045352d" officeooo:paragraph-rsid="0045352d"/>
    </style:style>
    <style:style style:name="P55" style:family="paragraph" style:parent-style-name="Preformatted_20_Text">
      <style:text-properties style:font-name="Liberation Se\" officeooo:rsid="0010dbb3" officeooo:paragraph-rsid="0010dbb3"/>
    </style:style>
    <style:style style:name="P56" style:family="paragraph" style:parent-style-name="Preformatted_20_Text">
      <style:text-properties fo:font-size="12pt" officeooo:rsid="00f3083d" officeooo:paragraph-rsid="00f3083d" style:font-size-asian="12pt" style:font-size-complex="12pt"/>
    </style:style>
    <style:style style:name="P57" style:family="paragraph" style:parent-style-name="Preformatted_20_Text">
      <style:text-properties fo:font-size="12pt" officeooo:rsid="00f4fda7" officeooo:paragraph-rsid="00f4fda7" style:font-size-asian="12pt" style:font-size-complex="12pt"/>
    </style:style>
    <style:style style:name="P58" style:family="paragraph" style:parent-style-name="Preformatted_20_Text">
      <style:text-properties style:font-name="Liberation Mono" fo:font-size="10pt" officeooo:rsid="0010dbb3" officeooo:paragraph-rsid="00f5d422" style:font-size-asian="10pt" style:font-size-complex="10pt"/>
    </style:style>
    <style:style style:name="P59" style:family="paragraph" style:parent-style-name="Quotations">
      <style:text-properties officeooo:rsid="0010dbb3"/>
    </style:style>
    <style:style style:name="P60" style:family="paragraph" style:parent-style-name="Preformatted_20_Text">
      <style:paragraph-properties fo:margin-left="0.1181in" fo:margin-right="0in" fo:text-indent="0in" style:auto-text-indent="false"/>
      <style:text-properties officeooo:rsid="0010dbb3" officeooo:paragraph-rsid="0010dbb3"/>
    </style:style>
    <style:style style:name="P61" style:family="paragraph" style:parent-style-name="Preformatted_20_Text">
      <style:paragraph-properties fo:margin-left="0.1181in" fo:margin-right="0in" fo:text-indent="0in" style:auto-text-indent="false"/>
      <style:text-properties officeooo:rsid="0010dbb3" officeooo:paragraph-rsid="00d11ba8"/>
    </style:style>
    <style:style style:name="P62" style:family="paragraph" style:parent-style-name="Preformatted_20_Text">
      <style:paragraph-properties fo:margin-left="0.1181in" fo:margin-right="0in" fo:text-indent="0in" style:auto-text-indent="false"/>
      <style:text-properties officeooo:rsid="00c1ceeb" officeooo:paragraph-rsid="00c1ceeb"/>
    </style:style>
    <style:style style:name="P63" style:family="paragraph" style:parent-style-name="Preformatted_20_Text">
      <style:paragraph-properties fo:margin-left="0.1181in" fo:margin-right="0in" fo:text-indent="0in" style:auto-text-indent="false"/>
      <style:text-properties officeooo:rsid="00d11ba8" officeooo:paragraph-rsid="00d11ba8"/>
    </style:style>
    <style:style style:name="P64" style:family="paragraph" style:parent-style-name="Preformatted_20_Text">
      <style:paragraph-properties fo:margin-left="0.1181in" fo:margin-right="0in" fo:text-indent="0in" style:auto-text-indent="false"/>
      <style:text-properties officeooo:rsid="0112aab5" officeooo:paragraph-rsid="0112aab5"/>
    </style:style>
    <style:style style:name="P65" style:family="paragraph" style:parent-style-name="Preformatted_20_Text">
      <style:paragraph-properties fo:margin-left="0in" fo:margin-right="0in" fo:text-indent="0in" style:auto-text-indent="false"/>
      <style:text-properties officeooo:rsid="0010dbb3" officeooo:paragraph-rsid="0010dbb3"/>
    </style:style>
    <style:style style:name="P66" style:family="paragraph" style:parent-style-name="Preformatted_20_Text">
      <style:paragraph-properties fo:margin-left="0in" fo:margin-right="0in" fo:text-indent="0in" style:auto-text-indent="false"/>
      <style:text-properties officeooo:rsid="00e20188" officeooo:paragraph-rsid="00e20188"/>
    </style:style>
    <style:style style:name="P67" style:family="paragraph" style:parent-style-name="Text_20_body">
      <style:paragraph-properties fo:margin-left="0in" fo:margin-right="0in" fo:text-indent="0in" style:auto-text-indent="false"/>
      <style:text-properties officeooo:rsid="00361ec7" officeooo:paragraph-rsid="00361ec7"/>
    </style:style>
    <style:style style:name="P68" style:family="paragraph" style:parent-style-name="Text_20_body">
      <style:paragraph-properties fo:margin-left="0in" fo:margin-right="0in" fo:text-indent="0in" style:auto-text-indent="false"/>
      <style:text-properties officeooo:rsid="00361ec7" officeooo:paragraph-rsid="00743f92"/>
    </style:style>
    <style:style style:name="P69" style:family="paragraph" style:parent-style-name="Text_20_body">
      <style:paragraph-properties fo:margin-left="0in" fo:margin-right="0in" fo:text-indent="0in" style:auto-text-indent="false"/>
      <style:text-properties officeooo:rsid="00394727" officeooo:paragraph-rsid="00394727"/>
    </style:style>
    <style:style style:name="P70" style:family="paragraph" style:parent-style-name="Text_20_body">
      <style:paragraph-properties fo:margin-left="0in" fo:margin-right="0in" fo:text-indent="0in" style:auto-text-indent="false"/>
      <style:text-properties officeooo:rsid="002223bd" officeooo:paragraph-rsid="0033bfd8"/>
    </style:style>
    <style:style style:name="P71" style:family="paragraph" style:parent-style-name="Text_20_body">
      <style:paragraph-properties fo:margin-left="0in" fo:margin-right="0in" fo:text-indent="0in" style:auto-text-indent="false"/>
      <style:text-properties officeooo:rsid="008c1a53" officeooo:paragraph-rsid="008c1a53"/>
    </style:style>
    <style:style style:name="P72" style:family="paragraph" style:parent-style-name="Text_20_body">
      <style:paragraph-properties fo:margin-left="0.1181in" fo:margin-right="0.1181in" fo:text-indent="0in" style:auto-text-indent="false"/>
      <style:text-properties fo:font-style="italic" style:font-style-asian="italic" style:font-style-complex="italic"/>
    </style:style>
    <style:style style:name="P73" style:family="paragraph" style:parent-style-name="Text_20_body">
      <style:paragraph-properties fo:margin-left="0.1181in" fo:margin-right="0.1181in" fo:text-indent="0in" style:auto-text-indent="false"/>
      <style:text-properties fo:font-style="italic" officeooo:rsid="0021f05a" officeooo:paragraph-rsid="0021f05a" style:font-style-asian="italic" style:font-style-complex="italic"/>
    </style:style>
    <style:style style:name="P74" style:family="paragraph" style:parent-style-name="Text_20_body">
      <style:paragraph-properties fo:margin-left="0.65in" fo:margin-right="0in" fo:text-indent="0in" style:auto-text-indent="false"/>
      <style:text-properties officeooo:rsid="002223bd" officeooo:paragraph-rsid="0033bfd8"/>
    </style:style>
    <style:style style:name="P75" style:family="paragraph" style:parent-style-name="Text_20_body">
      <style:paragraph-properties fo:margin-left="0.65in" fo:margin-right="0in" fo:text-indent="0in" style:auto-text-indent="false"/>
      <style:text-properties officeooo:rsid="00361ec7" officeooo:paragraph-rsid="00361ec7"/>
    </style:style>
    <style:style style:name="P76" style:family="paragraph" style:parent-style-name="Text_20_body">
      <style:paragraph-properties fo:margin-left="0.65in" fo:margin-right="0in" fo:text-indent="0in" style:auto-text-indent="false"/>
      <style:text-properties officeooo:rsid="00394727" officeooo:paragraph-rsid="00394727"/>
    </style:style>
    <style:style style:name="P77" style:family="paragraph" style:parent-style-name="Text_20_body">
      <style:paragraph-properties fo:margin-left="0.65in" fo:margin-right="0in" fo:text-indent="0in" style:auto-text-indent="false"/>
      <style:text-properties officeooo:rsid="00394727" officeooo:paragraph-rsid="00b714a6"/>
    </style:style>
    <style:style style:name="P78" style:family="paragraph" style:parent-style-name="Text_20_body">
      <style:paragraph-properties fo:margin-left="0.65in" fo:margin-right="0in" fo:text-indent="0in" style:auto-text-indent="false"/>
      <style:text-properties officeooo:rsid="008a9565" officeooo:paragraph-rsid="008a9565"/>
    </style:style>
    <style:style style:name="P79" style:family="paragraph" style:parent-style-name="Text_20_body">
      <style:paragraph-properties fo:margin-left="0.65in" fo:margin-right="0in" fo:text-indent="0in" style:auto-text-indent="false"/>
      <style:text-properties officeooo:rsid="0089314f" officeooo:paragraph-rsid="0089314f"/>
    </style:style>
    <style:style style:name="P80" style:family="paragraph" style:parent-style-name="Text_20_body">
      <style:paragraph-properties fo:margin-left="0.35in" fo:margin-right="0in" fo:text-indent="0in" style:auto-text-indent="false"/>
      <style:text-properties officeooo:rsid="002223bd" officeooo:paragraph-rsid="0033bfd8"/>
    </style:style>
    <style:style style:name="P81" style:family="paragraph" style:parent-style-name="Text_20_body">
      <style:paragraph-properties fo:margin-left="0.35in" fo:margin-right="0in" fo:text-indent="0in" style:auto-text-indent="false"/>
      <style:text-properties officeooo:rsid="00361ec7" officeooo:paragraph-rsid="00361ec7"/>
    </style:style>
    <style:style style:name="P82" style:family="paragraph" style:parent-style-name="Text_20_body">
      <style:paragraph-properties fo:margin-left="0.35in" fo:margin-right="0in" fo:text-indent="0in" style:auto-text-indent="false"/>
      <style:text-properties officeooo:paragraph-rsid="00394727"/>
    </style:style>
    <style:style style:name="P83" style:family="paragraph" style:parent-style-name="Text_20_body">
      <style:paragraph-properties fo:margin-left="0.35in" fo:margin-right="0in" fo:text-indent="0in" style:auto-text-indent="false"/>
      <style:text-properties officeooo:rsid="00394727" officeooo:paragraph-rsid="00b714a6"/>
    </style:style>
    <style:style style:name="P84" style:family="paragraph" style:parent-style-name="Text_20_body">
      <style:paragraph-properties fo:margin-left="0.35in" fo:margin-right="0in" fo:text-indent="0in" style:auto-text-indent="false"/>
      <style:text-properties officeooo:rsid="0089314f" officeooo:paragraph-rsid="00b8e5f5"/>
    </style:style>
    <style:style style:name="P85" style:family="paragraph" style:parent-style-name="Table_20_Contents">
      <style:text-properties officeooo:rsid="00361ec7" officeooo:paragraph-rsid="00361ec7"/>
    </style:style>
    <style:style style:name="P86" style:family="paragraph" style:parent-style-name="Table_20_Contents">
      <style:text-properties officeooo:rsid="00361ec7" officeooo:paragraph-rsid="00394727"/>
    </style:style>
    <style:style style:name="P87" style:family="paragraph" style:parent-style-name="Table_20_Contents">
      <style:text-properties officeooo:rsid="0036cdde" officeooo:paragraph-rsid="0036cdde"/>
    </style:style>
    <style:style style:name="P88" style:family="paragraph" style:parent-style-name="Table_20_Contents">
      <style:text-properties officeooo:rsid="0036cdde" officeooo:paragraph-rsid="00b52a7a"/>
    </style:style>
    <style:style style:name="P89" style:family="paragraph" style:parent-style-name="Table_20_Contents">
      <style:text-properties officeooo:paragraph-rsid="0036cdde"/>
    </style:style>
    <style:style style:name="P90" style:family="paragraph" style:parent-style-name="Table_20_Contents">
      <style:text-properties officeooo:rsid="00387b48" officeooo:paragraph-rsid="00387b48"/>
    </style:style>
    <style:style style:name="P91" style:family="paragraph" style:parent-style-name="Table_20_Contents">
      <style:text-properties officeooo:rsid="00394727" officeooo:paragraph-rsid="00394727"/>
    </style:style>
    <style:style style:name="P92" style:family="paragraph" style:parent-style-name="Table_20_Contents">
      <style:text-properties officeooo:rsid="00394727" officeooo:paragraph-rsid="00d3be72"/>
    </style:style>
    <style:style style:name="P93" style:family="paragraph" style:parent-style-name="Table_20_Contents">
      <style:paragraph-properties fo:text-align="center" style:justify-single-word="false"/>
      <style:text-properties style:font-name="Liberation Mono" fo:font-size="10pt" officeooo:rsid="00464611" officeooo:paragraph-rsid="00464611" style:font-name-asian="Droid Sans Fallback1"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style:font-name-asian="Droid Sans Fallback1"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900acd" officeooo:paragraph-rsid="00900acd" style:font-name-asian="Droid Sans Fallback1"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90ddf1" officeooo:paragraph-rsid="0090ddf1" style:font-name-asian="Droid Sans Fallback1"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112b9e3" officeooo:paragraph-rsid="0112b9e3" style:font-name-asian="Droid Sans Fallback1"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fo:font-weight="bold" officeooo:rsid="0045352d" officeooo:paragraph-rsid="0045352d" style:font-name-asian="Droid Sans Fallback1" style:font-size-asian="10pt" style:font-weight-asian="bold" style:font-name-complex="Liberation Mono" style:font-size-complex="10pt" style:font-weight-complex="bold"/>
    </style:style>
    <style:style style:name="P99" style:family="paragraph" style:parent-style-name="Table_20_Contents">
      <style:paragraph-properties fo:text-align="center" style:justify-single-word="false"/>
      <style:text-properties style:font-name="Liberation Mono" fo:font-size="10pt" fo:font-weight="bold" officeooo:rsid="00900acd" officeooo:paragraph-rsid="00900acd" style:font-name-asian="Droid Sans Fallback1" style:font-size-asian="10pt" style:font-weight-asian="bold" style:font-name-complex="Liberation Mono" style:font-size-complex="10pt" style:font-weight-complex="bold"/>
    </style:style>
    <style:style style:name="P100" style:family="paragraph" style:parent-style-name="Table_20_Contents">
      <style:text-properties fo:font-weight="bold" style:font-weight-asian="bold" style:font-weight-complex="bold"/>
    </style:style>
    <style:style style:name="P101" style:family="paragraph" style:parent-style-name="Table_20_Contents">
      <style:text-properties fo:font-weight="bold" officeooo:rsid="00361ec7" officeooo:paragraph-rsid="00361ec7" style:font-weight-asian="bold" style:font-weight-complex="bold"/>
    </style:style>
    <style:style style:name="P102" style:family="paragraph" style:parent-style-name="Table_20_Contents">
      <style:text-properties fo:font-weight="bold" officeooo:rsid="0036cdde" officeooo:paragraph-rsid="0036cdde" style:font-weight-asian="bold" style:font-weight-complex="bold"/>
    </style:style>
    <style:style style:name="P103" style:family="paragraph" style:parent-style-name="Table_20_Contents">
      <style:text-properties fo:font-weight="bold" officeooo:rsid="00cfabe8" officeooo:paragraph-rsid="00cfabe8" style:font-weight-asian="bold" style:font-weight-complex="bold"/>
    </style:style>
    <style:style style:name="P104" style:family="paragraph" style:parent-style-name="Table_20_Contents">
      <style:text-properties fo:font-weight="bold" officeooo:rsid="00f8d141" officeooo:paragraph-rsid="00f8d141" style:font-weight-asian="bold" style:font-weight-complex="bold"/>
    </style:style>
    <style:style style:name="P105" style:family="paragraph" style:parent-style-name="Table_20_Contents">
      <style:text-properties fo:font-weight="bold" officeooo:rsid="00fef296" officeooo:paragraph-rsid="00fef296" style:font-weight-asian="bold" style:font-weight-complex="bold"/>
    </style:style>
    <style:style style:name="P106" style:family="paragraph" style:parent-style-name="Table_20_Contents">
      <style:text-properties fo:font-weight="bold" officeooo:rsid="00fef296" officeooo:paragraph-rsid="00f8d141" style:font-weight-asian="bold" style:font-weight-complex="bold"/>
    </style:style>
    <style:style style:name="P107" style:family="paragraph" style:parent-style-name="Table_20_Contents">
      <style:text-properties fo:font-weight="bold" officeooo:rsid="00ff9c47" officeooo:paragraph-rsid="00ff9c47" style:font-weight-asian="bold" style:font-weight-complex="bold"/>
    </style:style>
    <style:style style:name="P108" style:family="paragraph" style:parent-style-name="Table_20_Contents">
      <style:text-properties officeooo:rsid="00e7d4a6" officeooo:paragraph-rsid="00e7d4a6"/>
    </style:style>
    <style:style style:name="P109" style:family="paragraph" style:parent-style-name="Table_20_Contents">
      <style:text-properties officeooo:rsid="00f8d141" officeooo:paragraph-rsid="00f8d141"/>
    </style:style>
    <style:style style:name="P110" style:family="paragraph" style:parent-style-name="Table_20_Contents">
      <style:text-properties officeooo:rsid="00f8d141" officeooo:paragraph-rsid="00fac7f8"/>
    </style:style>
    <style:style style:name="P111" style:family="paragraph" style:parent-style-name="Table_20_Contents">
      <style:paragraph-properties fo:text-align="center" style:justify-single-word="false"/>
      <style:text-properties officeooo:rsid="00f8d141" officeooo:paragraph-rsid="00f8d141"/>
    </style:style>
    <style:style style:name="P112" style:family="paragraph" style:parent-style-name="Table_20_Contents">
      <style:paragraph-properties fo:text-align="center" style:justify-single-word="false"/>
      <style:text-properties officeooo:rsid="00f8d141" officeooo:paragraph-rsid="00fac7f8"/>
    </style:style>
    <style:style style:name="P113" style:family="paragraph" style:parent-style-name="Table_20_Contents">
      <style:paragraph-properties fo:text-align="center" style:justify-single-word="false"/>
      <style:text-properties officeooo:rsid="00fac7f8" officeooo:paragraph-rsid="00fac7f8"/>
    </style:style>
    <style:style style:name="P114" style:family="paragraph" style:parent-style-name="Table_20_Contents">
      <style:paragraph-properties fo:text-align="center" style:justify-single-word="false"/>
      <style:text-properties officeooo:rsid="00fc44d8" officeooo:paragraph-rsid="00fc44d8"/>
    </style:style>
    <style:style style:name="P115" style:family="paragraph" style:parent-style-name="Table_20_Contents">
      <style:paragraph-properties fo:text-align="center" style:justify-single-word="false"/>
      <style:text-properties officeooo:rsid="00fef296" officeooo:paragraph-rsid="00fef296"/>
    </style:style>
    <style:style style:name="P116" style:family="paragraph" style:parent-style-name="Table_20_Contents">
      <style:paragraph-properties fo:text-align="center" style:justify-single-word="false"/>
      <style:text-properties officeooo:rsid="00ff9c47" officeooo:paragraph-rsid="00ff9c47"/>
    </style:style>
    <style:style style:name="P117" style:family="paragraph" style:parent-style-name="Table_20_Contents">
      <style:text-properties officeooo:rsid="00fffd41" officeooo:paragraph-rsid="00fffd41"/>
    </style:style>
    <style:style style:name="P118" style:family="paragraph" style:parent-style-name="Table_20_Contents">
      <style:paragraph-properties fo:text-align="center" style:justify-single-word="false"/>
      <style:text-properties officeooo:rsid="00fffd41" officeooo:paragraph-rsid="00fffd41"/>
    </style:style>
    <style:style style:name="P119" style:family="paragraph" style:parent-style-name="Table_20_Heading">
      <style:text-properties style:font-name="Liberation Mono" fo:font-size="10pt" style:font-name-asian="Droid Sans Fallback1" style:font-size-asian="10pt" style:font-name-complex="Liberation Mono" style:font-size-complex="10pt"/>
    </style:style>
    <style:style style:name="P120" style:family="paragraph" style:parent-style-name="Table_20_Heading">
      <style:text-properties style:font-name="Liberation Mono" fo:font-size="10pt" officeooo:rsid="0045352d" officeooo:paragraph-rsid="0045352d" style:font-name-asian="Droid Sans Fallback1" style:font-size-asian="10pt" style:font-name-complex="Liberation Mono" style:font-size-complex="10pt"/>
    </style:style>
    <style:style style:name="P121" style:family="paragraph" style:parent-style-name="Table_20_Heading">
      <style:text-properties fo:font-weight="bold" officeooo:rsid="00f8d141" officeooo:paragraph-rsid="00f8d141" style:font-weight-asian="bold" style:font-weight-complex="bold"/>
    </style:style>
    <style:style style:name="P122" style:family="paragraph" style:parent-style-name="Table_20_Heading">
      <style:text-properties fo:font-weight="bold" officeooo:rsid="00fef296" officeooo:paragraph-rsid="00fef296" style:font-weight-asian="bold" style:font-weight-complex="bold"/>
    </style:style>
    <style:style style:name="P123" style:family="paragraph" style:parent-style-name="Standard">
      <style:text-properties officeooo:rsid="0036cdde" officeooo:paragraph-rsid="00394727"/>
    </style:style>
    <style:style style:name="P124" style:family="paragraph" style:parent-style-name="Standard">
      <style:text-properties officeooo:rsid="00b52a7a" officeooo:paragraph-rsid="00b52a7a"/>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style style:name="P128" style:family="paragraph" style:parent-style-name="Text_20_body" style:list-style-name="L3">
      <style:text-properties officeooo:rsid="002c3da9" officeooo:paragraph-rsid="002c3da9"/>
    </style:style>
    <style:style style:name="P129" style:family="paragraph" style:parent-style-name="Text_20_body" style:list-style-name="L4">
      <style:text-properties officeooo:paragraph-rsid="002a63e0"/>
    </style:style>
    <style:style style:name="P130" style:family="paragraph" style:parent-style-name="Text_20_body" style:list-style-name="L4">
      <style:text-properties officeooo:paragraph-rsid="005b306a"/>
    </style:style>
    <style:style style:name="P131" style:family="paragraph" style:parent-style-name="Text_20_body" style:list-style-name="L4">
      <style:text-properties officeooo:paragraph-rsid="005fb17f"/>
    </style:style>
    <style:style style:name="P132" style:family="paragraph" style:parent-style-name="Text_20_body" style:list-style-name="L4">
      <style:text-properties fo:font-weight="normal" officeooo:paragraph-rsid="00b361fb" style:font-weight-asian="normal" style:font-weight-complex="normal"/>
    </style:style>
    <style:style style:name="P133" style:family="paragraph" style:parent-style-name="Text_20_body" style:list-style-name="L5"/>
    <style:style style:name="P134" style:family="paragraph" style:parent-style-name="Text_20_body">
      <style:text-properties officeooo:rsid="006ee463" officeooo:paragraph-rsid="011172d1"/>
    </style:style>
    <style:style style:name="P135" style:family="paragraph" style:parent-style-name="Text_20_body" style:list-style-name="L6"/>
    <style:style style:name="P136" style:family="paragraph" style:parent-style-name="Text_20_body" style:list-style-name="L7"/>
    <style:style style:name="P137" style:family="paragraph" style:parent-style-name="Text_20_body" style:list-style-name="L8"/>
    <style:style style:name="P138" style:family="paragraph" style:parent-style-name="Text_20_body" style:list-style-name="L9"/>
    <style:style style:name="P139" style:family="paragraph" style:parent-style-name="Heading_20_2">
      <style:paragraph-properties fo:break-before="page"/>
    </style:style>
    <style:style style:name="P140" style:family="paragraph" style:parent-style-name="Preformatted_20_Text" style:list-style-name="L10">
      <style:text-properties officeooo:rsid="0010dbb3" officeooo:paragraph-rsid="0010dbb3"/>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style:style style:name="T4" style:family="text">
      <style:text-properties officeooo:rsid="001d0859"/>
    </style:style>
    <style:style style:name="T5" style:family="text">
      <style:text-properties officeooo:rsid="0020acb0"/>
    </style:style>
    <style:style style:name="T6" style:family="text">
      <style:text-properties officeooo:rsid="0021f05a"/>
    </style:style>
    <style:style style:name="T7" style:family="text">
      <style:text-properties officeooo:rsid="00220eb4"/>
    </style:style>
    <style:style style:name="T8" style:family="text">
      <style:text-properties fo:font-style="italic" style:font-style-asian="italic" style:font-style-complex="italic"/>
    </style:style>
    <style:style style:name="T9" style:family="text">
      <style:text-properties fo:font-style="italic" officeooo:rsid="00220eb4" style:font-style-asian="italic" style:font-style-complex="italic"/>
    </style:style>
    <style:style style:name="T10" style:family="text">
      <style:text-properties fo:font-style="italic" officeooo:rsid="0010dbb3" style:font-style-asian="italic" style:font-style-complex="italic"/>
    </style:style>
    <style:style style:name="T11" style:family="text">
      <style:text-properties fo:font-style="italic" officeooo:rsid="0059475a" style:font-style-asian="italic" style:font-style-complex="italic"/>
    </style:style>
    <style:style style:name="T12" style:family="text">
      <style:text-properties fo:font-style="italic" officeooo:rsid="00b3921b"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20eb4" style:font-weight-asian="bold" style:font-weight-complex="bold"/>
    </style:style>
    <style:style style:name="T15" style:family="text">
      <style:text-properties officeooo:rsid="00221e5b"/>
    </style:style>
    <style:style style:name="T16" style:family="text">
      <style:text-properties officeooo:rsid="002323c7"/>
    </style:style>
    <style:style style:name="T17" style:family="text">
      <style:text-properties officeooo:rsid="00237e2a"/>
    </style:style>
    <style:style style:name="T18" style:family="text">
      <style:text-properties officeooo:rsid="0026c00b"/>
    </style:style>
    <style:style style:name="T19" style:family="text">
      <style:text-properties officeooo:rsid="00289f38"/>
    </style:style>
    <style:style style:name="T20" style:family="text">
      <style:text-properties officeooo:rsid="002a63e0"/>
    </style:style>
    <style:style style:name="T21" style:family="text">
      <style:text-properties fo:font-style="normal" style:font-style-asian="normal" style:font-style-complex="normal"/>
    </style:style>
    <style:style style:name="T22" style:family="text">
      <style:text-properties fo:font-style="normal" officeooo:rsid="00220eb4" style:font-style-asian="normal" style:font-style-complex="normal"/>
    </style:style>
    <style:style style:name="T23" style:family="text">
      <style:text-properties fo:font-style="normal" officeooo:rsid="0059475a" style:font-style-asian="normal" style:font-style-complex="normal"/>
    </style:style>
    <style:style style:name="T24" style:family="text">
      <style:text-properties fo:font-style="normal" officeooo:rsid="005b306a" style:font-style-asian="normal" style:font-style-complex="normal"/>
    </style:style>
    <style:style style:name="T25" style:family="text">
      <style:text-properties fo:font-style="normal" officeooo:rsid="005fb17f" style:font-style-asian="normal" style:font-style-complex="normal"/>
    </style:style>
    <style:style style:name="T26" style:family="text">
      <style:text-properties fo:font-style="normal" officeooo:rsid="007de20d" style:font-style-asian="normal" style:font-style-complex="normal"/>
    </style:style>
    <style:style style:name="T27" style:family="text">
      <style:text-properties fo:font-style="normal" officeooo:rsid="00b361fb" style:font-style-asian="normal" style:font-style-complex="normal"/>
    </style:style>
    <style:style style:name="T28" style:family="text">
      <style:text-properties fo:font-style="normal" officeooo:rsid="005e6c19" style:font-style-asian="normal" style:font-style-complex="normal"/>
    </style:style>
    <style:style style:name="T29" style:family="text">
      <style:text-properties fo:font-style="normal" fo:font-weight="bold" officeooo:rsid="00b361fb" style:font-style-asian="normal" style:font-weight-asian="bold" style:font-style-complex="normal" style:font-weight-complex="bold"/>
    </style:style>
    <style:style style:name="T30" style:family="text">
      <style:text-properties officeooo:rsid="002c3da9"/>
    </style:style>
    <style:style style:name="T31" style:family="text">
      <style:text-properties officeooo:rsid="002eea93"/>
    </style:style>
    <style:style style:name="T32" style:family="text">
      <style:text-properties officeooo:rsid="002261e0"/>
    </style:style>
    <style:style style:name="T33" style:family="text">
      <style:text-properties officeooo:rsid="0033bfd8"/>
    </style:style>
    <style:style style:name="T34" style:family="text">
      <style:text-properties officeooo:rsid="0036cdde"/>
    </style:style>
    <style:style style:name="T35" style:family="text">
      <style:text-properties officeooo:rsid="00394727"/>
    </style:style>
    <style:style style:name="T36" style:family="text">
      <style:text-properties officeooo:rsid="003a4558"/>
    </style:style>
    <style:style style:name="T37" style:family="text">
      <style:text-properties officeooo:rsid="003a6fd9"/>
    </style:style>
    <style:style style:name="T38" style:family="text">
      <style:text-properties officeooo:rsid="003c4fa3"/>
    </style:style>
    <style:style style:name="T39" style:family="text">
      <style:text-properties officeooo:rsid="0040105b"/>
    </style:style>
    <style:style style:name="T40" style:family="text">
      <style:text-properties officeooo:rsid="0041ca13"/>
    </style:style>
    <style:style style:name="T41" style:family="text">
      <style:text-properties officeooo:rsid="004321d6"/>
    </style:style>
    <style:style style:name="T42" style:family="text">
      <style:text-properties officeooo:rsid="004482e1"/>
    </style:style>
    <style:style style:name="T43" style:family="text">
      <style:text-properties officeooo:rsid="0044bc78"/>
    </style:style>
    <style:style style:name="T44" style:family="text">
      <style:text-properties officeooo:rsid="0045352d"/>
    </style:style>
    <style:style style:name="T45" style:family="text">
      <style:text-properties officeooo:rsid="004acd85"/>
    </style:style>
    <style:style style:name="T46" style:family="text">
      <style:text-properties officeooo:rsid="004df854"/>
    </style:style>
    <style:style style:name="T47" style:family="text">
      <style:text-properties officeooo:rsid="004f7529"/>
    </style:style>
    <style:style style:name="T48" style:family="text">
      <style:text-properties style:text-position="super 58%" officeooo:rsid="0010dbb3"/>
    </style:style>
    <style:style style:name="T49" style:family="text">
      <style:text-properties officeooo:rsid="00517a5a"/>
    </style:style>
    <style:style style:name="T50" style:family="text">
      <style:text-properties style:font-name="Liberation Serif"/>
    </style:style>
    <style:style style:name="T51" style:family="text">
      <style:text-properties style:font-name="Liberation Serif" fo:font-size="12pt" style:font-size-asian="12pt" style:font-size-complex="12pt"/>
    </style:style>
    <style:style style:name="T52" style:family="text">
      <style:text-properties style:font-name="Liberation Serif" officeooo:rsid="00f0322f"/>
    </style:style>
    <style:style style:name="T53" style:family="text">
      <style:text-properties style:font-name="Liberation Serif" officeooo:rsid="00f1dbd9"/>
    </style:style>
    <style:style style:name="T54" style:family="text">
      <style:text-properties style:font-name="Liberation Serif" officeooo:rsid="00f5c7e1"/>
    </style:style>
    <style:style style:name="T55" style:family="text">
      <style:text-properties style:font-name="Liberation Serif" officeooo:rsid="01159a6b"/>
    </style:style>
    <style:style style:name="T56" style:family="text">
      <style:text-properties officeooo:rsid="0052a958"/>
    </style:style>
    <style:style style:name="T57" style:family="text">
      <style:text-properties officeooo:rsid="00544b05"/>
    </style:style>
    <style:style style:name="T58" style:family="text">
      <style:text-properties officeooo:rsid="0059475a"/>
    </style:style>
    <style:style style:name="T59" style:family="text">
      <style:text-properties officeooo:rsid="005b306a"/>
    </style:style>
    <style:style style:name="T60" style:family="text">
      <style:text-properties officeooo:rsid="005fb17f"/>
    </style:style>
    <style:style style:name="T61" style:family="text">
      <style:text-properties officeooo:rsid="006a557a"/>
    </style:style>
    <style:style style:name="T62" style:family="text">
      <style:text-properties officeooo:rsid="006a99b0"/>
    </style:style>
    <style:style style:name="T63" style:family="text">
      <style:text-properties officeooo:rsid="006c53f5"/>
    </style:style>
    <style:style style:name="T64" style:family="text">
      <style:text-properties officeooo:rsid="006ebffe"/>
    </style:style>
    <style:style style:name="T65" style:family="text">
      <style:text-properties officeooo:rsid="006ee463"/>
    </style:style>
    <style:style style:name="T66" style:family="text">
      <style:text-properties officeooo:rsid="00743f92"/>
    </style:style>
    <style:style style:name="T67" style:family="text">
      <style:text-properties officeooo:rsid="0075f21f"/>
    </style:style>
    <style:style style:name="T68" style:family="text">
      <style:text-properties officeooo:rsid="00763654"/>
    </style:style>
    <style:style style:name="T69" style:family="text">
      <style:text-properties officeooo:rsid="0077772f"/>
    </style:style>
    <style:style style:name="T70" style:family="text">
      <style:text-properties officeooo:rsid="007b4335"/>
    </style:style>
    <style:style style:name="T71" style:family="text">
      <style:text-properties officeooo:rsid="007de20d"/>
    </style:style>
    <style:style style:name="T72" style:family="text">
      <style:text-properties officeooo:rsid="007f4a00"/>
    </style:style>
    <style:style style:name="T73" style:family="text">
      <style:text-properties officeooo:rsid="00807cae"/>
    </style:style>
    <style:style style:name="T74" style:family="text">
      <style:text-properties officeooo:rsid="0081086c"/>
    </style:style>
    <style:style style:name="T75" style:family="text">
      <style:text-properties officeooo:rsid="008239f3"/>
    </style:style>
    <style:style style:name="T76" style:family="text">
      <style:text-properties officeooo:rsid="00849b04"/>
    </style:style>
    <style:style style:name="T77" style:family="text">
      <style:text-properties officeooo:rsid="008dcd94"/>
    </style:style>
    <style:style style:name="T78" style:family="text">
      <style:text-properties officeooo:rsid="008fb805"/>
    </style:style>
    <style:style style:name="T79" style:family="text">
      <style:text-properties officeooo:rsid="00954b30"/>
    </style:style>
    <style:style style:name="T80" style:family="text">
      <style:text-properties officeooo:rsid="009697bb"/>
    </style:style>
    <style:style style:name="T81" style:family="text">
      <style:text-properties officeooo:rsid="009706a9"/>
    </style:style>
    <style:style style:name="T82" style:family="text">
      <style:text-properties officeooo:rsid="00981691"/>
    </style:style>
    <style:style style:name="T83" style:family="text">
      <style:text-properties officeooo:rsid="009e8be5"/>
    </style:style>
    <style:style style:name="T84" style:family="text">
      <style:text-properties officeooo:rsid="00a730e1"/>
    </style:style>
    <style:style style:name="T85" style:family="text">
      <style:text-properties officeooo:rsid="00aa555a"/>
    </style:style>
    <style:style style:name="T86" style:family="text">
      <style:text-properties officeooo:rsid="00abba8b"/>
    </style:style>
    <style:style style:name="T87" style:family="text">
      <style:text-properties officeooo:rsid="00ac576a"/>
    </style:style>
    <style:style style:name="T88" style:family="text">
      <style:text-properties officeooo:rsid="00ad7b22"/>
    </style:style>
    <style:style style:name="T89" style:family="text">
      <style:text-properties officeooo:rsid="00aec276"/>
    </style:style>
    <style:style style:name="T90" style:family="text">
      <style:text-properties officeooo:rsid="00afd5d7"/>
    </style:style>
    <style:style style:name="T91" style:family="text">
      <style:text-properties officeooo:rsid="00b1ec03"/>
    </style:style>
    <style:style style:name="T92" style:family="text">
      <style:text-properties officeooo:rsid="004b5334"/>
    </style:style>
    <style:style style:name="T93" style:family="text">
      <style:text-properties officeooo:rsid="00b44ae8"/>
    </style:style>
    <style:style style:name="T94" style:family="text">
      <style:text-properties officeooo:rsid="00b52a7a"/>
    </style:style>
    <style:style style:name="T95" style:family="text">
      <style:text-properties officeooo:rsid="00b714a6"/>
    </style:style>
    <style:style style:name="T96" style:family="text">
      <style:text-properties officeooo:rsid="00b792a5"/>
    </style:style>
    <style:style style:name="T97" style:family="text">
      <style:text-properties officeooo:rsid="00b80c50"/>
    </style:style>
    <style:style style:name="T98" style:family="text">
      <style:text-properties officeooo:rsid="00b8e5f5"/>
    </style:style>
    <style:style style:name="T99" style:family="text">
      <style:text-properties officeooo:rsid="00be7053"/>
    </style:style>
    <style:style style:name="T100" style:family="text">
      <style:text-properties officeooo:rsid="00c1ceeb"/>
    </style:style>
    <style:style style:name="T101" style:family="text">
      <style:text-properties officeooo:rsid="00c2e283"/>
    </style:style>
    <style:style style:name="T102" style:family="text">
      <style:text-properties officeooo:rsid="00c42260"/>
    </style:style>
    <style:style style:name="T103" style:family="text">
      <style:text-properties officeooo:rsid="00ce1781"/>
    </style:style>
    <style:style style:name="T104" style:family="text">
      <style:text-properties officeooo:rsid="00cfabe8"/>
    </style:style>
    <style:style style:name="T105" style:family="text">
      <style:text-properties officeooo:rsid="00d11ba8"/>
    </style:style>
    <style:style style:name="T106" style:family="text">
      <style:text-properties officeooo:rsid="00d3be72"/>
    </style:style>
    <style:style style:name="T107" style:family="text">
      <style:text-properties officeooo:rsid="00d52118"/>
    </style:style>
    <style:style style:name="T108" style:family="text">
      <style:text-properties officeooo:rsid="00d6534d"/>
    </style:style>
    <style:style style:name="T109" style:family="text">
      <style:text-properties officeooo:rsid="00d80436"/>
    </style:style>
    <style:style style:name="T110" style:family="text">
      <style:text-properties officeooo:rsid="00d93369"/>
    </style:style>
    <style:style style:name="T111" style:family="text">
      <style:text-properties officeooo:rsid="00da9dbb"/>
    </style:style>
    <style:style style:name="T112" style:family="text">
      <style:text-properties officeooo:rsid="00dea9d7"/>
    </style:style>
    <style:style style:name="T113" style:family="text">
      <style:text-properties officeooo:rsid="00e03d41"/>
    </style:style>
    <style:style style:name="T114" style:family="text">
      <style:text-properties officeooo:rsid="00e45224"/>
    </style:style>
    <style:style style:name="T115" style:family="text">
      <style:text-properties officeooo:rsid="00e7d4a6"/>
    </style:style>
    <style:style style:name="T116" style:family="text">
      <style:text-properties officeooo:rsid="00ec16be"/>
    </style:style>
    <style:style style:name="T117" style:family="text">
      <style:text-properties officeooo:rsid="00f0322f"/>
    </style:style>
    <style:style style:name="T118" style:family="text">
      <style:text-properties officeooo:rsid="00f3083d"/>
    </style:style>
    <style:style style:name="T119" style:family="text">
      <style:text-properties officeooo:rsid="00f5d422"/>
    </style:style>
    <style:style style:name="T120" style:family="text">
      <style:text-properties officeooo:rsid="00fef296"/>
    </style:style>
    <style:style style:name="T121" style:family="text">
      <style:text-properties officeooo:rsid="00ff9c47"/>
    </style:style>
    <style:style style:name="T122" style:family="text">
      <style:text-properties officeooo:rsid="01042916"/>
    </style:style>
    <style:style style:name="T123" style:family="text">
      <style:text-properties officeooo:rsid="010f1336"/>
    </style:style>
    <style:style style:name="T124" style:family="text">
      <style:text-properties officeooo:rsid="010f5483"/>
    </style:style>
    <style:style style:name="T125" style:family="text">
      <style:text-properties officeooo:rsid="0112aa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 <text:span text:style-name="T81">(v2)</text:span></text:h>
      <text:p text:style-name="P46">Sandy Harris</text:p>
      <text:p text:style-name="P46">sandyinchina@gmail.com</text:p>
      <text:h text:style-name="Heading_20_2" text:outline-level="2">Abstract:</text:h>
      <text:p text:style-name="P72">I propose a demon process for use on Linux. It gathers entropy from timer calls, distills in into a concentrated form, and sends it to the kernel random(4) device. The program is small and does not require large resources. The entropy output is of high quality. The output rate is a <text:span text:style-name="T6">few</text:span> kilobits per second, which is enough for <text:span text:style-name="T6">nearly all</text:span> applications.</text:p>
      <text:p text:style-name="P73">This paper describes version 2 of maxwell <text:span text:style-name="T18">(2016)</text:span>, incorporating various changes suggested by others <text:span text:style-name="T15">plus a few of my own</text:span>. <text:span text:style-name="T15">The main change from v.1 (2012) is that the command line options are different, making the user interface simpler.</text:span></text:p>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5374627115656146782" text:style-name="L1">
        <text:list-item>
          <text:p text:style-name="P125">/dev/random provides high-grade randomness for critical applications and will block (make the user wait) if the pool lacks entropy</text:p>
        </text:list-item>
        <text:list-item>
          <text:p text:style-name="P125">/dev/urandom never blocks (always gives output) but is only cryptographically strong, and does not give guaranteed entropy</text:p>
        </text:list-item>
      </text:list>
      <text:p text:style-name="P45"><text:soft-page-break/></text:p>
      <text:p text:style-name="Text_20_body">The main documentation is the manual page, random(4); the source code also has extensive comments. Archives of the Linux kernel mailing list and other lists have much discussion. A critique [16] of an earlier version has been published.</text:p>
      <text:p text:style-name="Text_20_body">In many situations, the kernel generator works just fine with no additional inputs. For example, a typical <text:span text:style-name="T86">laptop or </text:span>desktop system does not do a great deal of crypto, so the demands on the generator are not heavy. On the other hand, there are plenty of inputs – at least keyboard and mouse activity plus disk interrupts.</text:p>
      <text:p text:style-name="Text_20_body"><text:span text:style-name="T1">On other systems, however, the kernel generator may be starved for entropy. Consider a Kerberos server which hands out many tickets, or a system with many encrypted connections, whether IPsec, SSL/TLS or SSH. It will need considerable randomness, but such servers often run headless – no keyboard or mouse – and entropy from disk events may be low.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text:span text:style-name="T87">but</text:span>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45"/>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Text_20_body">Also, the authors of all those generators are <text:span text:style-name="T70">(or have been) </text:span>affiliated with respectable research institutions and have PhDs and publications; this may not be an essential prerequisite for trusting their work, but it is definitely reassuring.</text:p>
      <text:h text:style-name="Heading_20_3" text:outline-level="3">Built-in hardware</text:h>
      <text:p text:style-name="Text_20_body">Where it is available, an excellent solution is to use a hardware RNG built into your system. Intel have one in some of their chipsets, Via build one into some CPU models, and so on. If one is buying a server that will <text:span text:style-name="T70">do a significant amount of</text:span> crypto, <text:span text:style-name="T70">then </text:span>insisting on a hardware RNG as <text:span text:style-name="T70">a requirement in the</text:span> specification is completely reasonable. <text:span text:style-name="T70">In today’s market, this does not much restrict your choices.</text:span></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P31">A true paranoid might worry about an intelligence agency secretly subverting such a device during the design <text:span text:style-name="T17">or manufacturing </text:span>process.<text:span text:style-name="T17"> Some of Edward Snowden’s disclosures can be read as indicating that the NSA already do this, though other interpretations are possible. Given that a chip might be designed in the Israeli office of an American company and manufactured in a Chinese factory controlled by a Taiwanese company, there are many agencies one could worry about.</text:span></text:p>
      <text:p text:style-name="P32"><text:span text:style-name="T111">However, I do not think </text:span>this is a <text:span text:style-name="T112">particularly </text:span>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text:span text:style-name="T88">This means that – while directly using hardware RNG output may be risky and the exact level of risk is extremely hard to assess – using it to feed the Linux device is almost certainly safe. </text:span></text:p>
      <text:p text:style-name="P24">Adding a <text:span text:style-name="T110">good </text:span>second source of entropy – maxwell(8) <text:span text:style-name="T61">or any of those discussed below</text:span> – makes an attack via RNG subversion utterly implausible.</text:p>
      <text:h text:style-name="Heading_20_3" text:outline-level="3"><text:soft-page-break/>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urbid is quite widely applicable; many motherboards include a sound device and on a server, this is <text:span text:style-name="T56">typically</text:spa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text:span text:style-name="T21">provably</text:span>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text:span text:style-name="T8">provided that the estimate is good</text:span>, the output will be adequately random. This is a reasonable approach, but hardly optimal.</text:p>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text:span><text:span text:style-name="T10">provable lower </text:span><text:span text:style-name="T8">bound on the output entropy</text:span>.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fast built-in hardware RNG.</text:p>
      <text:p text:style-name="P3">However, HAVEGE is not purely a randomness gatherer:</text:p>
      <text:p text:style-name="P59">HAVEGE combines entropy/uncertainty gathering from the architecturally invisible states of a modern superscalar microprocessor with a pseudo-random number generation [5] </text:p>
      <text:p text:style-name="P1">The “and Expansion” part of its name refers to a pseudo-random generator. Arguably, this makes <text:soft-page-break/>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P33">There is a plausible argument on the other side. Papers such as Yarrow [7] argue that a well-designed, <text:span text:style-name="T71">well-implemented</text:span> and well-seeded PRNG can give output good enough for cryptographic purposes. If the PRNG output is effectively indistinguishable from random, then it is safe to treat it as random. The HAVEGE generator <text:span text:style-name="T1"><text:s/>appears to meet this criterion; it depend</text:span>s <text:span text:style-name="T89">on </text:span>internal processor state<text:span text:style-name="T89"> which is </text:span>not <text:span text:style-name="T89">visible to users, hence not </text:span>knowable by an opponent, <text:span text:style-name="T114">and the generator’s state</text:span> is <text:span text:style-name="T1">continuously updated. The haveged(8) demon therefore gives full entropy credit for HAVEGE output.</text:span></text:p>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P17">This will not work on a processor that is not superscalar, nor on one to which HAVEGE has not yet been ported.</text:p>
      <text:p text:style-name="P18"><text:span text:style-name="T1">Porting HAVEGE to a new CPU looks difficult; it depends critically on “non-architectural” features. </text:span>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text:span></text:p>
      <text:p text:style-name="P5">On the other hand, HAVEGE does run on a number of different CPUs, so perhaps porting it actually simpler than it looks. <text:span text:style-name="T91">It seems possible that one need not care exactly which non-architectural features a given chip has; as long are there are some such features, timings will vary and HAVEGE will work.</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text:soft-page-break/>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much of that code is machine-specific and the core of the RNG is no doubt far smaller. Also the RNG program invokes many other processes so overall complexity and <text:span text:style-name="T1">overheads may be problematic on some systems.</text:span></text:p>
      <text:p text:style-name="Text_20_body">Also, the RNG relies on the changing state of a multi-user multi-process system. It is not clear how 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7130964152395483405" text:style-name="L2">
        <text:list-item>
          <text:p text:style-name="P126">requiring an on-board or external hardware RNG</text:p>
        </text:list-item>
        <text:list-item>
          <text:p text:style-name="P126">requiring a sound card or equivalent device like Turbid</text:p>
        </text:list-item>
        <text:list-item>
          <text:p text:style-name="P126">requiring certain CPUs as HAVEGE seems to</text:p>
        </text:list-item>
      </text:list>
      <text:p text:style-name="Text_20_body">Nor should it be a large complex program, or invoke other processes, as the Cryptlib RNG does.</text:p>
      <text:p text:style-name="P10">Our goal is the smallest simplest program that gives good entropy. I do at least get close to this; the <text:span text:style-name="T1">compiled program is small, resource usage is low, and output quality tests as high.</text:span></text:p>
      <text:h text:style-name="Heading_20_3" text:outline-level="3">Choice of generator</text:h>
      <text:p text:style-name="P21">In the most conservative view, only a generator whose inputs are from some inherently random process such as radioactive decay or Johnson-Nyquist circuit noise should be <text:span text:style-name="T58">fully </text:span>trusted – either an on-board hardware RNG or Turbid. In this view other generators – random(4), maxwell(8), HAVEGE, Cryptlib, Yarrow, Fortuna, … – are all in effect using system state as a pseudo-random generator, so they cannot be trusted <text:span text:style-name="T90">completely</text:span>.</text:p>
      <text:p text:style-name="P9">Taking a broader view, any well-designed generator – <text:span text:style-name="T19">one whose output is indistinguishable from random even for an opponent with large resources – </text:span>can be used, so all those discussed here are usable in some cases; the problem is to choose among them.</text:p>
      <text:p text:style-name="P4">If there is a hardware RNG on your board or you have a sound device free for Turbid, <text:span text:style-name="T62">then</text:span> that is the clearly the generator to use. Either of those <text:span text:style-name="T57">uses inputs that are provably inherently random, and </text:span>can give large amounts of high grade entropy for little resource cost. If both are available <text:span text:style-name="T90">and you have high security requirements</text:span>, use both.</text:p>
      <text:p text:style-name="P25"><text:soft-page-break/>If n<text:span text:style-name="T57">o hardware RNG</text:span> is available, the choice is more difficult. It is possible to use maxwell(8) in all cases, but using the Cryptlib RNG <text:span text:style-name="T6">or HAVEGE is practical on many systems and may be preferable on some. A</text:span>dding a <text:span text:style-name="T58">sound </text:span>device for Turbid <text:span text:style-name="T18">or</text:span> using an external hardware RNG is worth considering as well, <text:span text:style-name="T63">especially if the system will do a lot of crypto and have heavy demand for random numbers</text:span>.</text:p>
      <text:h text:style-name="Heading_20_3" text:outline-level="3">Applications for maxwell(8)</text:h>
      <text:p text:style-name="Text_20_body">There are several situations where maxwell(8) can be used:</text:p>
      <text:list xml:id="list5500929641838469225" text:style-name="L3">
        <text:list-item>
          <text:p text:style-name="P127">where the generators listed above are, for one reason or another, not usable</text:p>
        </text:list-item>
        <text:list-item>
          <text:p text:style-name="P127">when using one of the above generators would be expensive or inconvenient.</text:p>
        </text:list-item>
        <text:list-item>
          <text:p text:style-name="P127"><text:span text:style-name="T20">as </text:span>a second generator run in parallel with any of the above, for safety if the other fails</text:p>
        </text:list-item>
        <text:list-item>
          <text:p text:style-name="P127">when another generator is not fully trusted (“Have the NSA got to Intel?” asks the paranoid)</text:p>
        </text:list-item>
        <text:list-item>
          <text:p text:style-name="P127">whenever a few <text:span text:style-name="T79">K </text:span>bits a second is clearly enough</text:p>
        </text:list-item>
        <text:list-item>
          <text:p text:style-name="P128">when a few extra <text:span text:style-name="T79">K </text:span>bits are needed</text:p>
        </text:list-item>
      </text:list>
      <text:p text:style-name="Text_20_body">There are <text:span text:style-name="T60">many</text:span> applications:</text:p>
      <text:list xml:id="list4343215428554470451" text:style-name="L4">
        <text:list-item>
          <text:p text:style-name="P129">maxwell(8) can be used even on a very limited system – an embedded controller, a router, a plug computer, a Linux cell phone, ... Some of these may not hav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span text:style-name="T59">.</text:span></text:p>
        </text:list-item>
        <text:list-item>
          <text:p text:style-name="P130">Using any generator alone gives a system with a single point of failure. Using two is a sensible safety precaution in most cases, and maxwell(8) is cheap enough to be quite suitable as the second, whatever is used as the first.</text:p>
        </text:list-item>
        <text:list-item text:start-value="1">
          <text:p text:style-name="P132"><text:span text:style-name="T22">maxwell(8) runs faster at startup </text:span><text:span text:style-name="T24">to </text:span><text:span text:style-name="T22">fill up the entropy pool, then switches to more conservative parameters for long-term use. </text:span><text:span text:style-name="T27">The</text:span><text:span text:style-name="T23"> </text:span><text:span text:style-name="T11">-f</text:span><text:span text:style-name="T23"> </text:span><text:span text:style-name="T27">option </text:span><text:span text:style-name="T23">controls </text:span><text:span text:style-name="T27">how much of the initial </text:span><text:span text:style-name="T29">f</text:span><text:span text:style-name="T27">ast output is done</text:span><text:span text:style-name="T23">. Without </text:span><text:span text:style-name="T27">the </text:span><text:span text:style-name="T23">option, it does 4 K bits of fast output, then switches parameters.</text:span></text:p>
        </text:list-item>
        <text:list-item>
          <text:p text:style-name="P129"><text:span text:style-name="T7">Before some randomness-intensive action such as generating a large PGP key, one can run maxwell(8) to fill up the entropy pool. The </text:span><text:span text:style-name="T9">-</text:span><text:span text:style-name="T12">h</text:span><text:span text:style-name="T7"> option makes the program </text:span><text:span text:style-name="T14">h</text:span><text:span text:style-name="T7">alt after a fixed amount of output; </text:span><text:span text:style-name="T9">-f</text:span><text:span text:style-name="T7"> can be used as well</text:span><text:span text:style-name="T22">.</text:span></text:p>
        </text:list-item>
        <text:list-item>
          <text:p text:style-name="P131"><text:span text:style-name="T22">S</text:span><text:span text:style-name="T28">ome machines may have heavy demands at certain times, </text:span><text:span text:style-name="T25">for example</text:span><text:span text:style-name="T28"> at the start of the work day. Typically, just having maxwell running in the background </text:span><text:span text:style-name="T25">will be</text:span><text:span text:style-name="T28"> enough to cope with this, </text:span><text:span text:style-name="T25">but one might also have a cron job </text:span><text:span text:style-name="T27">load</text:span><text:span text:style-name="T25"> up the pool just before </text:span><text:span text:style-name="T26">the</text:span><text:span text:style-name="T25"> anticipated demand.</text:span></text:p>
        </text:list-item>
      </text:list>
      <text:p text:style-name="P25">maxwell(8) can be used <text:span text:style-name="T16">along with other generators</text:span>. The computer I am writing this on <text:span text:style-name="T16">has Intel’</text:span>s <text:span text:style-name="T16">hardware RNG but uses </text:span>maxwell as a second entropy source. This is overkill <text:span text:style-name="T64">for</text:span> a <text:span text:style-name="T64">lap</text:span>top; <text:span text:style-name="T16">almost </text:span><text:soft-page-break/><text:span text:style-name="T16">certain</text:span>ly <text:span text:style-name="T16">either </text:span>would be enough, <text:span text:style-name="T16">and it might even be fine with neither</text:span>. However, something like that might be exactly what is needed on a busy server.</text:p>
      <text:h text:style-name="Heading_20_2" text:outline-level="2">Design overview</text:h>
      <text:p text:style-name="Text_20_body">The old joke “Good, fast, cheap – pick any two.” applies here, with:</text:p>
      <text:list xml:id="list8065258871691741177" text:style-name="L5">
        <text:list-item>
          <text:p text:style-name="P133">good <text:s/>== excellent randomness</text:p>
        </text:list-item>
        <text:list-item>
          <text:p text:style-name="P133">fast <text:s text:c="3"/>== high volume output</text:p>
        </text:list-item>
        <text:list-item>
          <text:p text:style-name="P133">cheap == a small simple program</text:p>
        </text:list-item>
      </text:list>
      <text:p text:style-name="Text_20_body">I choose good and cheap. We want excellent randomness from a small simple program; I argue <text:span text:style-name="T99">both </text:span>that this is <text:span text:style-name="T99">possi</text:span>ble <text:span text:style-name="T99">and that</text:span> my program actually achieves it.</text:p>
      <text:p text:style-name="Text_20_body">Choosing good and cheap implies not fast. Some of the methods mentioned above are extremely fast; we cannot hope to compete, and do not try.</text:p>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P27">There are particular cases where a large burst is needed; for example, to generate a PGP key, one needs a few K bits of top-grade randomness. <text:span text:style-name="T93">It might also be useful to have a cron job dump some data into the pool periodically, at least “A few hundred random bits ... once a day”, but if maxwell(8) is run in the background it continuously tops up the pool so that may not be necessary</text:span>.</text:p>
      <text:p text:style-name="P42"><text:span text:style-name="T116">I</text:span>n general even a system doing considerable crypto will not need more than a few hundred bits per second of new entropy. For example, if a<text:span text:style-name="T45">n IPsec</text:span> <text:span text:style-name="T45">gateway</text:span> supports 300 connections and rekeys each of them every 20 minutes, then it will do 900 rekeys an hour, one every four seconds on average. Even if each rekey needed 2048 bits and for some reason it needed the quality of /dev/random, the kernel would need only 512 bits of input entropy <text:span text:style-name="T1">per second to keep up. </text:span>maxwell(8) <text:span text:style-name="T65">is</text:span> <text:span text:style-name="T82">about </text:span>an order of magnitude <text:span text:style-name="T65">faster than that</text:span>, <text:span text:style-name="T65">giving </text:span>a few K bits per second; <text:span text:style-name="T93">d</text:span>etails are in the “Resources and speed” section.</text:p>
      <text:p text:style-name="P134">In a more realistic scenario – session keys are only a few hundred bits and the quality of /dev/urandom is enough for them – maxwell(8) is at least two orders of magnitude faster than the requirement.</text:p>
      <text:p text:style-name="P26"><text:span text:style-name="T92">Of course a system that does a great deal of crypto – the IPsec gateway in the example above, or a server doing a lot of Kerberos, SSH or TLS – really should have a hardware RNG (choose a machine </text:span><text:soft-page-break/><text:span text:style-name="T92">with an on-board RNG or use Turbid) but it look as though maxwell(8) would be adequate on at least some such systems. The RFC suggests that for many systems “A few hundred random bits generated at start-up or once a day is enough”, and maxwell(8) is surely more than enough for those.</text:span></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4945151759234960411" text:style-name="L6">
        <text:list-item>
          <text:p text:style-name="P135">doing usleep(100), which gives a 100 µs delay</text:p>
        </text:list-item>
        <text:list-item>
          <text:p text:style-name="P135">doing a timer call</text:p>
        </text:list-item>
        <text:list-item>
          <text:p text:style-name="P135">taking the low bit of timer data</text:p>
        </text:list-item>
      </text:list>
      <text:p text:style-name="Text_20_body">gives over 7.5 bits of measured entropy per output byte, nearly one bit per sample.</text:p>
      <text:p text:style-name="Text_20_body">Both the inherent randomness [10] and the HAVEGE [5] papers also discuss sequences of the type:</text:p>
      <text:list xml:id="list4243534802574098368" text:style-name="L7">
        <text:list-item>
          <text:p text:style-name="P136">timer call</text:p>
        </text:list-item>
        <text:list-item>
          <text:p text:style-name="P136">some simple arithmetic</text:p>
        </text:list-item>
        <text:list-item>
          <text:p text:style-name="P136">timer call</text:p>
        </text:list-item>
        <text:list-item>
          <text:p text:style-name="P136">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Text_20_body">On the other hand, considerable caution is required here. The RFC has:</text:p>
      <text:p text:style-name="Quotations">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P12"><text:span text:style-name="T1">My design is conservative. For each 32-bit output, it uses at least 48 clock samples, so if there is 2/3 of a bit of entropy per sample then the output has 32 bits. Then it tells random(4) there are 30 bits of entropy per output delivered. If that is not considered safe enough, the -p (paranoia) command-line option allows the administrator to increase the number of samples per output</text:span>.</text:p>
      <text:p text:style-name="Text_20_body">maxwell(8) uses a modulo operation rather than masking to extract bits from the timer, so more than one bit per sample is possible. This technique also helps with some of the possible oddities in clocks <text:soft-page-break/>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text:span text:style-name="T31">quite </text:span>problematic; <text:span text:style-name="T31">the result may never change</text:span>. However, extracting bits with a modulo operation gives a change in the extracted sample whenever the upper bits change. <text:span text:style-name="T31">This is far from ideal but probably the best possible result if clock resolution is limited.</text:span></text:p>
      <text:h text:style-name="Heading_20_3" text:outline-level="3">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text:span text:style-name="T30">The random(4) driver does use a hash, plus other mixing, so a hash is not required here. </text:span>Details of <text:span text:style-name="T30">my</text:span> mixing are in a later section.</text:p>
      <text:p text:style-name="Text_20_body">I also do not use S-boxes, although those can be a fine way to mix data in some applications and are a staple in block cipher design. Seeking a small program, I do not want to pay the cost of S-box storage.</text:p>
      <text:p text:style-name="P19"><text:span text:style-name="T30">While</text:span> developing this program I looked <text:span text:style-name="T3">at </text:span>an existing “Timer entropy demon”[2], by Folkert van Heusden; <text:span text:style-name="T115">i</text:span>t <text:span text:style-name="T30">wa</text:span>s only at version 0.1 <text:span text:style-name="T30">when I checked it</text:span>. I did borrow a few lines of code from that program, but the approach I took was quite different, so nearly all the code is as well. The timer entropy demon uses floating point math in some of its calculations. It collects data in a substantial buffer, 2500 bytes, goes through a calculation to estimate the entropy, then pushes the whole load of buffered data into random(4).</text:p>
      <text:p text:style-name="P19">My program does none of those things; <text:span text:style-name="T72">it</text:span> uses no buffer, no hashing, <text:span text:style-name="T72">no S-boxes, </text:span>and no <text:span text:style-name="T72">floating point</text:span>, only <text:span text:style-name="T72">integer operations on </text:span>a <text:span text:style-name="T30">few</text:span> 32-bit variables. It mixes the input data into one of those variables until it contains enough concentrated entropy, then transfers 32 bits into the random device.</text:p>
      <text:p text:style-name="P13">Maxwell's entropy estimation is all done at design time; there is no need to calculate estimates during program operation. A facility is provided for a cautious system administrator, or someone whose system shows poor entropy in testing, to override my estimates at will, using the -p (paranioa) command-line option to make the program use more samples per output. However, even then no entropy estimation is done <text:span text:style-name="T73">at run time</text:span>.</text:p>
      <text:p text:style-name="Text_20_body">It is possible that my current program's method of doing output – 32 bits at a time with a write() to 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text:span text:style-name="T116">just under 600</text:span> lines in .<text:span text:style-name="T113">c and .h files for maxwell(8) itself, under 750 </text:span><text:soft-page-break/><text:span text:style-name="T113">including test programs</text:span>. SHA-1 alone is <text:span text:style-name="T115">much </text:span>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P6">It uses the Unix notion that the privileged user root has the special user ID 0. Only root is allowed to change the Linux kernel estimate of available entropy. The program checks whether it is running as root; if so, it updates the kernel entropy estimate after each output unless the -s option (send output to <text:span text:style-name="T13">s</text:span>tandard out) has been given.</text:p>
      <text:p text:style-name="P16"><text:span text:style-name="T1">If the program is run by a non-root user and the -s option is not given, it emits an error message and quits. With -s</text:span>, it will run as non-root and write test data to standard out. Allowing non-root users to run the program with<text:span text:style-name="T33">out -s</text:span> <text:span text:style-name="T33">would</text:span> not <text:span text:style-name="T33">be</text:span> useful since only root can update the kernel entropy counter.</text:p>
      <text:p text:style-name="P16">The program provides options which give the user considerable control over its operation. Quoting the manual page:</text:p>
      <text:p text:style-name="P81">Two options take no parameters; these are intended mainly for use in testing:</text:p>
      <text:p text:style-name="P67"><text:s text:c="7"/>-s <text:s text:c="4"/>Send output to standard output instead of to /dev/random.</text:p>
      <text:p text:style-name="P75">The main intended use is for testing; other options let you control the amount and type of output, and it can be piped into test tools or sent to a file for later analysis.</text:p>
      <text:p text:style-name="P75"><text:span text:style-name="T8">A <text:s/>non-root <text:s/>user <text:s/>cannot run the program without this option</text:span>. <text:s/>It will just output an error message and quit. With the option, it can be run for testing. It can also be redirected into /dev/random, though no entropy credit will be given.</text:p>
      <text:p text:style-name="P67"><text:s text:c="7"/>-&lt;digit&gt;</text:p>
      <text:p text:style-name="P75">This runs the given number of loops, where any other combination of options runs at least three. It also omits the extra mixing normally <text:s/>done <text:s/>outside <text:s/>the loop. It is normally used with the -s option.</text:p>
      <text:p text:style-name="P75">If maxwell -1 -<text:span text:style-name="T74">s </text:span>| ent shows &gt;= three bits of entropy per byte, then maxwell is safe. That is 12 bits per loop and maxwell uses at least three loops per output.</text:p>
      <text:p text:style-name="P81">Several options with numeric arguments allow changing the parameters with which the program runs. If these options are omitted, default values are used.</text:p>
      <text:p text:style-name="P80">The numeric arguments are required, and must be in the range 0-99.</text:p>
      <text:p text:style-name="P70"><text:s text:c="7"/>-p n <text:s text:c="2"/>Paranoia, affects how much looping is done before each output.</text:p>
      <text:p text:style-name="P74">The number of loops done is 2p + <text:span text:style-name="T46">3</text:span>. Each loop collects sixteen timer samples for entropy.</text:p>
      <text:p text:style-name="P74"><text:soft-page-break/>Default is p = 0 which gives three loops.</text:p>
      <text:p text:style-name="P70"><text:s text:c="7"/>-f n <text:s/><text:span text:style-name="T32">Kilobits of data to put out quickly at startup.</text:span></text:p>
      <text:p text:style-name="P74">At <text:s/>startup, <text:s/>the <text:s/>program <text:s/>produces <text:s/>some <text:s/>output using parameters chosen to quickly fill up the random(4) pool. After that, it changes to more conservative parameters for longer-term use. This parameter controls how much of this first fast data is generated, in kilobits.</text:p>
      <text:p text:style-name="P74">Default is 4, enough to completely fill the pool if random(4) is compiled with its <text:s/>default parameters.</text:p>
      <text:p text:style-name="P70"><text:s text:c="7"/>-h n <text:s text:c="2"/>Halt after n kilobits of output.</text:p>
      <text:p text:style-name="P74">Default is for the program to continue indefinitely, but limiting the output is useful for testing.</text:p>
      <text:p text:style-name="P70"><text:s text:c="7"/>The above options may be combined at will.</text:p>
      <text:p text:style-name="P38"><text:span text:style-name="T32">Some outputs</text:span> are intended for use at startup, to quickly fill up the entropy pool. The <text:span text:style-name="T32">code generating them </text:span>use<text:span text:style-name="T32">s a</text:span> smaller delay value <text:span text:style-name="T32">(around 50 µs instead of around 100)</text:span> <text:span text:style-name="T122">and always uses only the default three loops rather than whatever the user asks for with -p, </text:span>so <text:span text:style-name="T32">it is</text:span> <text:span text:style-name="T122">considerably </text:span>faster.</text:p>
      <text:p text:style-name="P38"><text:span text:style-name="T122">It also</text:span> claim<text:span text:style-name="T32">s</text:span> less entropy <text:span text:style-name="T32">per output (16 rather than 30 bits)</text:span>. Th<text:span text:style-name="T122">is</text:span> does have the effect of making the situation safe even if there are as few as six bits of entropy per 16 samples, since three loops at six bits each <text:span text:style-name="T1">gives more than 16 bits output entropy.</text:span></text:p>
      <text:p text:style-name="P38">However, that is not its main purpose. Even <text:span text:style-name="T122">in this fast phase</text:span>, maxwell(8) is still <text:span text:style-name="T74">design</text:span>ed to deliver 32 bits of entropy <text:span text:style-name="T122">per output</text:span>. We tell random(4) <text:span text:style-name="T96">there are</text:span> <text:span text:style-name="T94">only 16 so that the pool fills up faster; if the driver</text:span> <text:span text:style-name="T97">estimates that it </text:span>needs n bits of entropy, <text:span text:style-name="T74">then </text:span>it takes 2n bits of <text:span text:style-name="T74">the fast</text:span> output.</text:p>
      <text:h text:style-name="Heading_20_3" text:outline-level="3">Changes since version 1</text:h>
      <text:p text:style-name="P68">maxwell v1 had a different set of options. Here are ways to achieve <text:span text:style-name="T34">(approximately) the same</text:span> <text:span text:style-name="T34">ef</text:span>fects <text:span text:style-name="T115">with the new options</text:span>:</text:p>
      <table:table table:name="Table1" table:style-name="Table1">
        <table:table-column table:style-name="Table1.A"/>
        <table:table-column table:style-name="Table1.B"/>
        <table:table-column table:style-name="Table1.C"/>
        <table:table-row>
          <table:table-cell table:style-name="Table1.A1" office:value-type="string">
            <text:p text:style-name="P101"><text:span text:style-name="T104">v1</text:span> invocation</text:p>
          </table:table-cell>
          <table:table-cell table:style-name="Table1.A1" office:value-type="string">
            <text:p text:style-name="P103">v2 invocation</text:p>
          </table:table-cell>
          <table:table-cell table:style-name="Table1.C1" office:value-type="string">
            <text:p text:style-name="P102">Comment</text:p>
          </table:table-cell>
        </table:table-row>
        <table:table-row>
          <table:table-cell table:style-name="Table1.A2" office:value-type="string">
            <text:p text:style-name="P85">maxwell</text:p>
          </table:table-cell>
          <table:table-cell table:style-name="Table1.A2" office:value-type="string">
            <text:p text:style-name="P85">maxwell -<text:span text:style-name="T34">f</text:span> 0</text:p>
          </table:table-cell>
          <table:table-cell table:style-name="Table1.C2" office:value-type="string">
            <text:p text:style-name="P87">Default <text:span text:style-name="T98">in v2</text:span> is to provide fast data; -f 0 disables that</text:p>
          </table:table-cell>
        </table:table-row>
        <table:table-row>
          <table:table-cell table:style-name="Table1.A2" office:value-type="string">
            <text:p text:style-name="P87">maxwell -f</text:p>
          </table:table-cell>
          <table:table-cell table:style-name="Table1.A2" office:value-type="string">
            <text:p text:style-name="P87">maxwell -f 4 -<text:span text:style-name="T35">h 4</text:span></text:p>
          </table:table-cell>
          <table:table-cell table:style-name="Table1.C2" office:value-type="string">
            <text:p text:style-name="P91">Do 4 K bits <text:span text:style-name="T106">of fast data, </text:span>then quit</text:p>
          </table:table-cell>
        </table:table-row>
        <table:table-row>
          <table:table-cell table:style-name="Table1.A2" office:value-type="string">
            <text:p text:style-name="P87">maxwell -g</text:p>
          </table:table-cell>
          <table:table-cell table:style-name="Table1.A2" office:value-type="string">
            <text:p text:style-name="P85">maxwell -<text:span text:style-name="T34">f</text:span> <text:span text:style-name="T34">8 -h 8</text:span></text:p>
          </table:table-cell>
          <table:table-cell table:style-name="Table1.C2" office:value-type="string">
            <text:p text:style-name="P92">Do <text:span text:style-name="T67">8</text:span> K bits <text:span text:style-name="T106">of fast data,</text:span> then quit</text:p>
          </table:table-cell>
        </table:table-row>
        <table:table-row>
          <table:table-cell table:style-name="Table1.A2" office:value-type="string">
            <text:p text:style-name="P87">maxwell -G</text:p>
          </table:table-cell>
          <table:table-cell table:style-name="Table1.A2" office:value-type="string">
            <text:p text:style-name="P91">maxwell -f <text:span text:style-name="T104">16</text:span></text:p>
          </table:table-cell>
          <table:table-cell table:style-name="Table1.C2" office:value-type="string">
            <text:p text:style-name="P89"><text:span text:style-name="T34">Not in my original v1; an improvement from </text:span>David Jaša</text:p>
            <text:p text:style-name="P88">Do <text:span text:style-name="T104">16 K bits</text:span> <text:span text:style-name="T94">of fast </text:span>data, then switch to slower mode</text:p>
          </table:table-cell>
        </table:table-row>
        <table:table-row>
          <table:table-cell table:style-name="Table1.A2" office:value-type="string">
            <text:p text:style-name="P91"/>
          </table:table-cell>
          <table:table-cell table:style-name="Table1.A2" office:value-type="string">
            <text:p text:style-name="P86"><text:span text:style-name="T35">m</text:span>axwell</text:p>
            <text:p text:style-name="P108">maxwell -f 4</text:p>
          </table:table-cell>
          <table:table-cell table:style-name="Table1.C2" office:value-type="string">
            <text:p text:style-name="P123">I liked <text:span text:style-name="T35">David’s idea</text:span> enough <text:span text:style-name="T66">that </text:span>it is now the default</text:p>
            <text:p text:style-name="P124"><text:span text:style-name="T35">4 K bits t</text:span>o <text:span text:style-name="T106">match the driver’s default 4 K pool size</text:span></text:p>
          </table:table-cell>
        </table:table-row>
        <table:table-row>
          <table:table-cell table:style-name="Table1.A2" office:value-type="string">
            <text:p text:style-name="P87">maxwell -x</text:p>
          </table:table-cell>
          <table:table-cell table:style-name="Table1.A2" office:value-type="string">
            <text:p text:style-name="P87">maxwell -p 2</text:p>
          </table:table-cell>
          <table:table-cell table:style-name="Table1.C2" office:value-type="string">
            <text:p text:style-name="Table_20_Contents"/>
          </table:table-cell>
        </table:table-row>
        <table:table-row>
          <table:table-cell table:style-name="Table1.A2" office:value-type="string">
            <text:p text:style-name="P87">maxwell -y</text:p>
          </table:table-cell>
          <table:table-cell table:style-name="Table1.A2" office:value-type="string">
            <text:p text:style-name="P87">maxwell -p 4</text:p>
          </table:table-cell>
          <table:table-cell table:style-name="Table1.C2" office:value-type="string">
            <text:p text:style-name="Table_20_Contents"/>
          </table:table-cell>
        </table:table-row>
        <table:table-row>
          <table:table-cell table:style-name="Table1.A2" office:value-type="string">
            <text:p text:style-name="P87">maxwell -z</text:p>
          </table:table-cell>
          <table:table-cell table:style-name="Table1.A2" office:value-type="string">
            <text:p text:style-name="P87">maxwell -p 6</text:p>
          </table:table-cell>
          <table:table-cell table:style-name="Table1.C2" office:value-type="string">
            <text:p text:style-name="Table_20_Contents"/>
          </table:table-cell>
        </table:table-row>
        <table:table-row>
          <table:table-cell table:style-name="Table1.A2" office:value-type="string">
            <text:p text:style-name="P90">maxwell -t</text:p>
          </table:table-cell>
          <table:table-cell table:style-name="Table1.A2" office:value-type="string">
            <text:p text:style-name="P90">maxwell -<text:span text:style-name="T35">s </text:span>-f 0</text:p>
          </table:table-cell>
          <table:table-cell table:style-name="Table1.C2" office:value-type="string">
            <text:p text:style-name="P90">For testing; produce output indefinitely</text:p>
          </table:table-cell>
        </table:table-row>
      </table:table>
      <text:p text:style-name="P69"><text:soft-page-break/>Version 2 adds an explicit -s option to send output to standard out; this seems cleaner than making the output file <text:span text:style-name="T36">choice </text:span>depend on -t and -m options.</text:p>
      <text:p text:style-name="P69"><text:span text:style-name="T98">Some</text:span> options from version 1 have been dropped entirely:</text:p>
      <text:p text:style-name="P82">-c n <text:s/>Claim, how much entropy do we tell random(4) we are giving it per 32-bit output?</text:p>
      <text:p text:style-name="P76">This is not needed; if input entropy seems low <text:span text:style-name="T95">or you just want to be cautious</text:span>, use -p to increase the rounds instead <text:span text:style-name="T95">of reducing the claim</text:span>. The program now uses fixed <text:span text:style-name="T95">claim </text:span>values, 16 for initial fast data and 30 thereafter.</text:p>
      <text:p text:style-name="P82">-d n <text:s/><text:span text:style-name="T35">Delay, microseconds between timer samples.</text:span></text:p>
      <text:p text:style-name="P77">Instead of a fixed delay <text:span text:style-name="T95">for all output –</text:span> different for -f, -g, -x, -y, -z and <text:span text:style-name="T75">for </text:span>runs without those options, <text:span text:style-name="T95">and optionally settable by the user – </text:span>the program now uses a random choice from among five delay values for each kilobit of output.</text:p>
      <text:p text:style-name="P83">-<text:span text:style-name="T98">t <text:s/>Produce an endless stream of test data.</text:span></text:p>
      <text:p text:style-name="P84">-m <text:s/>Produce a megabit of test output, then quit.</text:p>
      <text:p text:style-name="P78">With -s -f 0 one can get an endless stream of test data, <text:span text:style-name="T98">replacing -t</text:span>. <text:span text:style-name="T98">Optionally,</text:span> use an external tool to get one or more samples of a megabit or any other convenient size, <text:span text:style-name="T98">replacing -m</text:span>.</text:p>
      <text:p text:style-name="P79">With -s -h &lt;number&gt; one can get up to 99 K bits of test output, and can use -f &lt;number&gt; to control how much of it is from the initial fast phase.</text:p>
      <text:p text:style-name="P71">Overall, I hope the new interface is both simpler and more flexible.</text:p>
      <text:h text:style-name="Heading_20_2" text:outline-level="2">Program details</text:h>
      <text:p text:style-name="Text_20_body">This section describes the program in more detail. It is organised bottom-up, starting with the collection of individual entropy samples, moving up to look at the mixing methods, and finally looking at the global questions of parameter choices.</text:p>
      <text:h text:style-name="Heading_20_3" text:outline-level="3">Sampling the timer</text:h>
      <text:p text:style-name="Text_20_body">The clock_gettime(2) function fills a structure with two values, one for seconds and one for nanoseconds. I have a generic function for extracting a few bits of entropy from a timer: tmod(m) returns the total timer value (sec*1000000000+nsec) modulo m, taking care to avoid arithmetic overflow.</text:p>
      <text:p text:style-name="Text_20_body">Using a modulo operation is greatly preferable to using masking to extract some low bits, because it allows all bits in the input to affect the output. Similarly, when only a single output bit is needed, taking the parity is preferable to x&amp;1 because all input bits affect the parity.</text:p>
      <text:p text:style-name="Text_20_body">There are several functions based on the generic tmod(m) above.</text:p>
      <text:list xml:id="list3198488728771151446" text:style-name="L8">
        <text:list-item>
          <text:p text:style-name="P137">t5() and t255() just return tmod(5) and tmod(255), the timer value modulo 5 or 255.</text:p>
        </text:list-item>
        <text:list-item>
          <text:p text:style-name="P137"><text:soft-page-break/>t7() and t31() return tmod(7)+1 and tmod(31)+1, so they always give non-zero values</text:p>
        </text:list-item>
      </text:list>
      <text:p text:style-name="Text_20_body">The ones that return non-zero are more convenient for use in the next level up. Mixing in a non-zero <text:span text:style-name="T1">value always produces some change. Of course making them return non-zero neither adds nor loses entropy; it only converts the range from 0 to x-1 to 1 to x.</text:span></text:p>
      <text:p text:style-name="Text_20_body">There are also generic versions of these functions – gmod(m), g5(), g7(), g31() and g255() – using the Unix/<text:span text:style-name="T77">Posix</text:span> standard microsecond timer instead of the nanosecond timer provided by the Linux realtime library. maxwell(8) as released does not use these; they are provided only for convenience if the code needs to be ported.</text:p>
      <text:h text:style-name="Heading_20_3" text:outline-level="3">Basic mixing</text:h>
      <text:p text:style-name="P50">The basic operation for mixing a timer sample into a 32-bit word is:</text:p>
      <text:p text:style-name="P45"/>
      <text:p text:style-name="P45"><text:tab/>a += ( t31() * mul ) ;</text:p>
      <text:p text:style-name="P49"/>
      <text:p text:style-name="Text_20_body"><text:span text:style-name="T37">An early</text:span> version used t7(); I changed it to t31() <text:span text:style-name="T37">before the maxwell v1 release, and retain this in v2, </text:span>because this allows for more entropy per sample <text:span text:style-name="T1">and there is reason to think there might be enough entropy for this to matter. See discussion under “Testing” below. If there is actually only a bit or two, using t31() does no harm.</text:span></text:p>
      <text:p text:style-name="Text_20_body">I considered using t255() because some tests indicated there might be enough entropy to justify that. However, I am skeptical that timer calls can actually give that much entropy; if they do then t31() throws a little of it away but gives better-mixed output. This seemed a reasonable tradeoff.</text:p>
      <text:p text:style-name="Text_20_body">The multiplication is there to spread the bits around. In Shannon's terms [14], the t31() call provides confusion and the multiplication provides diffusion. Using a += t31() only a few bits <text:span text:style-name="T68">would be</text:span> changed; with the multiplication, more bits are changed. With t31() always returning non-zero, every sample gives some change.</text:p>
      <text:p text:style-name="Text_20_body">With the -<text:span text:style-name="T80">&lt;</text:span>digit<text:span text:style-name="T80">&gt;</text:span> testing option, mul = 1. Th<text:span text:style-name="T69">is</text:span> test<text:span text:style-name="T69">s</text:span> the input entropy, with little mixing. In all other cases, mul is set to the constant MUL. MUL is chosen to spread the input bits out; it is declared as follows:</text:p>
      <text:p text:style-name="P64">/*</text:p>
      <text:p text:style-name="P64"><text:tab/>constant for multiplications</text:p>
      <text:p text:style-name="P64"/>
      <text:p text:style-name="P64"><text:tab/>11, 37, 71 and 41 are 3, 5, 7 and 9 mod 16</text:p>
      <text:p text:style-name="P64"><text:tab/>so they all give some mixing in the low bits</text:p>
      <text:p text:style-name="P64"><text:tab/>and they each do it differently</text:p>
      <text:p text:style-name="P64"/>
      <text:p text:style-name="P64"><text:tab/>These get multiplied by a value taken mod 31</text:p>
      <text:p text:style-name="P64"><text:tab/>so each of the shifted constants can affect</text:p>
      <text:p text:style-name="P64"><text:tab/>a different number of bits. e.g. the 1 can</text:p>
      <text:p text:style-name="P64"><text:tab/>affect only 5 bits, but 71 can give a value</text:p>
      <text:p text:style-name="P64"><text:tab/>up to 31*71 and affect up to 11 bits.</text:p>
      <text:p text:style-name="P64">*/</text:p>
      <text:p text:style-name="P64">#define MUL (71+(37&lt;&lt;8)+(41&lt;&lt;15)+(11&lt;&lt;19)+(1&lt;&lt;25))</text:p>
      <text:p text:style-name="P45"/>
      <text:p text:style-name="P43"><text:span text:style-name="T38">B</text:span>e<text:span text:style-name="T38">cause of </text:span>the multiplication, a single input sample can affect many bits of the variable a. The shifts <text:soft-page-break/>are chosen so that<text:span text:style-name="T38"> </text:span>the 71 <text:span text:style-name="T38">can </text:span>affect bits 0 to 11, 37 bits <text:span text:style-name="T125">8</text:span>-<text:span text:style-name="T125">18</text:span>, and <text:span text:style-name="T125">so on</text:span>.</text:p>
      <text:h text:style-name="Heading_20_3" text:outline-level="3">The loop structure</text:h>
      <text:p text:style-name="Text_20_body">The next level up has a loop that collects 16 samples and mixes them into a 32-bit word:</text:p>
      <text:p text:style-name="P60">// get 16 samples for entropy</text:p>
      <text:p text:style-name="P60">for( <text:span text:style-name="T105">k</text:span> = 0 ; <text:span text:style-name="T105">k</text:span> &lt; 16 ; <text:span text:style-name="T105">k</text:span>++)</text:p>
      <text:p text:style-name="P60">{</text:p>
      <text:p text:style-name="P60"><text:tab/>usleep(delay) ;</text:p>
      <text:p text:style-name="P60"><text:tab/>// mix in a sample</text:p>
      <text:p text:style-name="P60"><text:tab/>a += ( t31() * mul ) ;</text:p>
      <text:p text:style-name="P60"><text:tab/>// rotate left by two bits</text:p>
      <text:p text:style-name="P60"><text:tab/>...</text:p>
      <text:p text:style-name="P60">}</text:p>
      <text:p text:style-name="P65"/>
      <text:p text:style-name="P50">The rotation ensures that each sample affects different bits of the variable a.</text:p>
      <text:p text:style-name="P50"/>
      <text:p text:style-name="P50">The get-sixteen-samples loop <text:bookmark-start text:name="__DdeLink__6401_720897056"/>is inside a get-enough-samples loop:<text:bookmark-end text:name="__DdeLink__6401_720897056"/></text:p>
      <text:p text:style-name="P45"/>
      <text:p text:style-name="P60">for( <text:span text:style-name="T105">j</text:span> = 0 ; <text:span text:style-name="T105">j</text:span> &lt; loops ; <text:span text:style-name="T105">j</text:span>++)<text:tab/><text:tab/>{</text:p>
      <text:p text:style-name="P60"><text:tab/>// get 16 samples for entropy</text:p>
      <text:p text:style-name="P60"><text:tab/>for( <text:span text:style-name="T105">k</text:span> = 0 ; <text:span text:style-name="T105">k</text:span> &lt; 16 ; <text:span text:style-name="T105">k</text:span>++ )<text:tab/>{</text:p>
      <text:p text:style-name="P60"><text:tab/><text:tab/>...</text:p>
      <text:p text:style-name="P60"><text:tab/><text:tab/>// rotate left by two bits</text:p>
      <text:p text:style-name="P60"><text:tab/><text:tab/>...</text:p>
      <text:p text:style-name="P60"><text:tab/><text:tab/>}</text:p>
      <text:p text:style-name="P60"><text:tab/>// rotate left one bit</text:p>
      <text:p text:style-name="P60"><text:tab/>...</text:p>
      <text:p text:style-name="P60"><text:tab/>}</text:p>
      <text:p text:style-name="P66"><text:s text:c="2"/>}</text:p>
      <text:p text:style-name="P66"/>
      <text:p text:style-name="P50">The value of loops is a <text:span text:style-name="T8">critical</text:span> security parameter. The default, and the minimum the program allows (except in testing), is three. Analysis below will show that this is a reasonable choice. It is safe if we get 11 or more bits of entropy per 16 samples, since 3*11 &gt; 32. The user can adjust this with the -p (paranoia) command line option. This is discussed in more detail later.</text:p>
      <text:p text:style-name="P50"/>
      <text:p text:style-name="P50">The get-enough-samples loop is inside <text:span text:style-name="T39">a</text:span> <text:span text:style-name="T39">do1k() function</text:span> <text:span text:style-name="T39">that outputs one kilobit of data (32 32-bit words). Its main loop is:</text:span></text:p>
      <text:p text:style-name="P50"/>
      <text:p text:style-name="P60"><text:s text:c="2"/>for( <text:span text:style-name="T104">i</text:span> = 0 ; <text:span text:style-name="T104">i</text:span> &lt; <text:span text:style-name="T39">32</text:span> ; <text:span text:style-name="T104">i</text:span>++) {</text:p>
      <text:p text:style-name="P60"><text:tab/>// initialise <text:span text:style-name="T39">output variable </text:span>with a somewhat random constant</text:p>
      <text:p text:style-name="P60"><text:tab/>a = sha_c[t5()] ;</text:p>
      <text:p text:style-name="P60"><text:tab/>// sample &amp; mix</text:p>
      <text:p text:style-name="P60"><text:tab/>for( <text:span text:style-name="T104">j</text:span> = 0 ; <text:span text:style-name="T104">j</text:span> &lt; loops ; <text:span text:style-name="T104">j</text:span>++)<text:tab/><text:tab/>{</text:p>
      <text:p text:style-name="P60"><text:tab/><text:tab/>...</text:p>
      <text:p text:style-name="P60"><text:tab/>}</text:p>
      <text:p text:style-name="P60"><text:tab/>// output 32 bits</text:p>
      <text:p text:style-name="P60"><text:tab/>...</text:p>
      <text:p text:style-name="P60"><text:s text:c="2"/>}</text:p>
      <text:p text:style-name="P45"/>
      <text:p text:style-name="P14">There are two loops using the do1k( unsigned delay, unsigned claim ) function. One does the initial fast output, <text:span text:style-name="T101">the second all other output. Both use a random delay but they choose from different lists of primes. </text:span><text:s/><text:span text:style-name="T102">Each uses a constant entropy claim, 16 for</text:span> <text:span text:style-name="T102">the first loop and 30 for t</text:span>he second.</text:p>
      <text:p text:style-name="P28"><text:soft-page-break/>The <text:span text:style-name="T39">setting of the delay for each kilobit block uses a random choice among five primes; for the first loop they have median 53 and mean 51.8, for the second median 101 and mean 99.4. <text:s/>I</text:span>nitialisation of <text:span text:style-name="T39">the</text:span> <text:span text:style-name="T39">output variable for each 32-bit output </text:span>randomly selects one of the five 32-bit constants which SHA‑1 uses to initialise its 160-bit state.</text:p>
      <text:p text:style-name="P22">This is not essential; I just use <text:span text:style-name="T102">random choices instead of setting some fixed value </text:span>because I can. The extra cost<text:span text:style-name="T40"> </text:span>is tiny, it can do no harm, and it might do some good <text:span text:style-name="T40">by making an attack more complex</text:span>. <text:span text:style-name="T47">This is just a defense-in-depth trick, not something expected to make the program much more secure.</text:span></text:p>
      <text:h text:style-name="Heading_20_3" text:outline-level="3">Output</text:h>
      <text:p text:style-name="Text_20_body">The section of code that does the actual output (ignoring <text:span text:style-name="T100">a few </text:span>complications) looks like this:</text:p>
      <text:p text:style-name="P60">// mix thoroughly</text:p>
      <text:p text:style-name="P60">a = qht(a) ;</text:p>
      <text:p text:style-name="P60">// output 32 bits</text:p>
      <text:p text:style-name="P60">if( (ret = write(output, &amp;a, 4)) != 4)</text:p>
      <text:p text:style-name="P60"><text:tab/>error_exit("output write failed") ;</text:p>
      <text:p text:style-name="P61">// <text:span text:style-name="T105">running as root &amp; without -s option</text:span></text:p>
      <text:p text:style-name="P63">if( demon )<text:tab/>{</text:p>
      <text:p text:style-name="P60"><text:s text:c="5"/>// update entropy estimate</text:p>
      <text:p text:style-name="P60"><text:s text:c="5"/>if( (ioctl(output, RNDADDTOENTCNT, claim)) == -1)</text:p>
      <text:p text:style-name="P60"><text:s text:c="6"/><text:tab/>message("ioctl() failed") ;</text:p>
      <text:p text:style-name="P62">}</text:p>
      <text:p text:style-name="P45"/>
      <text:p text:style-name="Text_20_body"><text:span text:style-name="T41">The</text:span> claim is <text:span text:style-name="T41">16 for the initial fast output and </text:span>30 <text:span text:style-name="T41">later</text:span>. Making <text:span text:style-name="T41">i</text:span>t<text:span text:style-name="T1"> less than 32 is a safety measure. The program is designed to give 32 bits of entropy per output, but it tells random(4) it is only delivering 30.</text:span></text:p>
      <text:h text:style-name="Heading_20_3" text:outline-level="3">The quasi-Hadamard transform</text:h>
      <text:p text:style-name="P50">Just before the output, there is a call to qht(a):</text:p>
      <text:p text:style-name="P45"/>
      <text:p text:style-name="P60">// mix thoroughly</text:p>
      <text:p text:style-name="P60">a = qht(a) ;</text:p>
      <text:p text:style-name="P60">// send 32 bits to /dev/random</text:p>
      <text:p text:style-name="P45"/>
      <text:p text:style-name="Text_20_body">QHT is a new construction which I call the quasi-Hadamard transform. It is intended to mix its 32-bit <text:span text:style-name="T1">input quite thoroughly, to make every bit of the output depend on every bit of input.</text:span></text:p>
      <text:p text:style-name="Text_20_body">The QHT is based on the pseudo-Hadamard transform (PHT) , which was first used in the SAFER ciphers [11] and has since been used in others such as Twofish [12]. A two-way PHT can be described as:</text:p>
      <text:p text:style-name="P60">x = a+b</text:p>
      <text:p text:style-name="P60">y = a + 2b</text:p>
      <text:p text:style-name="P60">a = x</text:p>
      <text:p text:style-name="P60">b = y</text:p>
      <text:p text:style-name="P45"/>
      <text:p text:style-name="Text_20_body">but a better implementation is:</text:p>
      <text:p text:style-name="P60">a += b</text:p>
      <text:p text:style-name="P60">b += a</text:p>
      <text:p text:style-name="P45"/>
      <text:p text:style-name="Text_20_body"><text:soft-page-break/>which does the operations in place, and eliminates the two intermediate variables and the multiplication <text:span text:style-name="T1">by two.</text:span></text:p>
      <text:p text:style-name="Text_20_body">The QHT is just like the PHT except that it uses IDEA [13] multiplication instead of addition; it <text:span text:style-name="T1">calculates ab instead of a+b and ab</text:span><text:span text:style-name="T48">2</text:span><text:span text:style-name="T1"> instead of a+2b. Like the PHT, it is invertible; it loses no information.</text:span></text:p>
      <text:p text:style-name="Text_20_body">The preferred implementation, using * for IDEA multiplication, is:</text:p>
      <text:p text:style-name="P60">a *= b</text:p>
      <text:p text:style-name="P60">b *= a</text:p>
      <text:p text:style-name="P45"/>
      <text:p text:style-name="Text_20_body">This avoids using intermediate variables and having to square b, so it is somewhat more efficient than a <text:span text:style-name="T1">naïve implementation.</text:span></text:p>
      <text:p text:style-name="Text_20_body">Because IDEA multiplication makes every bit of its 16-bit output depend on all bits of its two 16-bit <text:span text:style-name="T1">inputs, the QHT makes each of its 32 output bits depend on all 32 input bits.</text:span></text:p>
      <text:p text:style-name="Text_20_body">This ensure<text:span text:style-name="T49">s</text:span> that the data is well mixed before it is sent to the random(4) driver. The loops acquire enough entropy and do some mixing; this is the final more thorough mixing. <text:span text:style-name="T47">It may not actually be necessary since random(4) includes other mixing, and it adds no cryptographic strength since it is an invertible operation, but it seems worthwhile to ensure maxwell output is well-mixed.</text:span></text:p>
      <text:h text:style-name="Heading_20_2" text:outline-level="2">Testing</text:h>
      <text:p text:style-name="P50">There are some test options built into maxwell(8). Quoting the man(1) page:</text:p>
      <text:p text:style-name="P60"/>
      <text:p text:style-name="P60"><text:tab/>-&lt;digit&gt;</text:p>
      <text:p text:style-name="P60"><text:tab/>This runs the given number of loops, where any other combination of options <text:tab/>runs at least three. It also omits the extra mixing normally done outside <text:tab/>the loop.</text:p>
      <text:p text:style-name="P45"/>
      <text:p text:style-name="P50">Running maxwell -1 -<text:span text:style-name="T41">s </text:span>tests the bottom-level mixing. It does exactly one of maxwell's loops, collecting 16 samples, using only minimal mixing (a = t31() and the two-bit rotations but no multiplication or qht()), and outputting a 32-bit word to standard out.</text:p>
      <text:p text:style-name="P45"/>
      <text:p text:style-name="P50">There are additional test programs as well.</text:p>
      <text:p text:style-name="P45"/>
      <text:p text:style-name="Text_20_body">test.sam tests the entropy sampling. It takes timer samples exactly as maxwell does, but uses none of the mixing code. It just outputs each sample in a byte field. The goal is to test whether there is enough input entropy and this is best done without mixing.</text:p>
      <text:p text:style-name="P15">With test.sam -g, the program uses gettimeofday(2) rather than clock_gettime(2), that is it gets data <text:span text:style-name="T1">from a microsecond resolution timer rather than nanosecond. maxwell uses the nanosecond timer. This test is there to cover the case of a system lacking the realtime libraries.</text:span></text:p>
      <text:p text:style-name="P7">The microsecond timer is part of the Posix standard so it should be present on almost any Linux system. If it is not, or if this test gives very poor results, then maxwell will not be usable at all on that system. If it is present and tests OK, using it would require modifying the source and recompiling. <text:span text:style-name="T78">The </text:span><text:soft-page-break/><text:span text:style-name="T78">changes would not be extensive; just replace various t*() function calls with g*() equivalents and possibly adjust the line #define MIN_LOOPS 3 to compensate for lower input entropy.</text:span></text:p>
      <text:p text:style-name="Text_20_body">The test programs. test.mix.c and test.qht.c test parts of maxwell(8) which test.sam and maxwell -<text:span text:style-name="T42">s</text:span> i<text:span text:style-name="T4">g</text:span>nore. They collect no entropy samples at all; they just use a counter in place of sampling.</text:p>
      <text:p text:style-name="P2">test.mix.c just makes three loops of 16 samples each where a sample is a counter modulo 31. ent(1) reports 6.4 bits per output byte for this, remarkably high for something that repeats itself every 48*31 output words. This indicates that the maxwell(8) mixing using multiplications and shifts is effective.</text:p>
      <text:p text:style-name="P2">test.qht.c tests the final mixing with qht(). The main loop is:</text:p>
      <text:p text:style-name="P60">// test outer loop of maxwell</text:p>
      <text:p text:style-name="P60">for( i = 0 ; i &lt; LIMIT ; i++ ) {</text:p>
      <text:p text:style-name="P60"><text:tab/>// all the sampling replaced</text:p>
      <text:p text:style-name="P60"><text:tab/>a = qht(i) ;</text:p>
      <text:p text:style-name="P60"><text:tab/>// write to stdout</text:p>
      <text:p text:style-name="P60"><text:tab/>write(1, &amp;a, 4) ;</text:p>
      <text:p text:style-name="P60">}</text:p>
      <text:p text:style-name="P65"/>
      <text:p text:style-name="Text_20_body">In principle, this program has no entropy at all, just the counter which is completely predictable. <text:span text:style-name="T1">However, ent(1) reports 7.95 bits per output byte. This is an excellent result; it indicates that maxwell's mixing is thorough enough to give apparently excellent randomness even when the input varies little. A counter plus the qht() operation provide random output approximately as a counter plus a block cipher would.</text:span></text:p>
      <text:h text:style-name="Heading_20_3" text:outline-level="3">Running the tests</text:h>
      <text:p text:style-name="Text_20_body">To test, be sure the entropy measurement program ent(1) is installed, then type make test, which <text:span text:style-name="T118">compiles maxwell then </text:span>runs:</text:p>
      <text:p text:style-name="P47">./maxwell -<text:span text:style-name="T103">s -h 64 -f <text:s/>0 </text:span>| ent <text:span text:style-name="T117">| grep Entropy</text:span></text:p>
      <text:p text:style-name="P48">./maxwell -<text:span text:style-name="T103">s -h 64 -f 64 </text:span>| ent <text:span text:style-name="T117">| grep Entropy</text:span></text:p>
      <text:p text:style-name="P48"/>
      <text:p text:style-name="P51">This produces 64 K bits of output, first from the main loop and then from the fast startup loop. Results above 7.5 bits/byte (30 per output) in the first test and 5.33 bits/byte (16 per output) in the second indicate that maxwell(8) <text:span text:style-name="T118">should be</text:span> safe, though this not an infallible test.</text:p>
      <text:p text:style-name="P51"/>
      <text:p text:style-name="P56"><text:span text:style-name="T50">I would recommend that anyone building maxwell(8) for their own system or for distribution run at least these simple tests as a sanity check.</text:span><text:span text:style-name="T52"> </text:span><text:span text:style-name="T53">On my system, both give about 7.975 bits/byte </text:span><text:span text:style-name="T50">which gives me some confidence that the program is working correctly</text:span><text:span text:style-name="T53">.</text:span></text:p>
      <text:p text:style-name="P52"/>
      <text:p text:style-name="P57"><text:span text:style-name="T50">Standalone test programs are also provided to test </text:span><text:span text:style-name="T55">the </text:span><text:span text:style-name="T50">sampling </text:span><text:span text:style-name="T55">and</text:span><text:span text:style-name="T50"> mixing. For these, do make full_test which compiles the test programs, </text:span><text:span text:style-name="T54">creates a results directory if </text:span><text:span text:style-name="T55">necessary</text:span><text:span text:style-name="T54">,</text:span><text:span text:style-name="T50"> then runs:</text:span></text:p>
      <text:p text:style-name="P53"/>
      <text:p text:style-name="P58">maxwell -1 <text:span text:style-name="T119">-h 64</text:span><text:tab/>| ent &gt; results/max.1.out</text:p>
      <text:p text:style-name="P47">test.sam<text:tab/><text:tab/>| ent &gt; results/raw.out</text:p>
      <text:p text:style-name="P47">test.sam -g<text:tab/><text:tab/>| ent &gt; results/usec.out</text:p>
      <text:p text:style-name="P47">test.qht<text:tab/><text:tab/>| ent &gt; results/qht.out</text:p>
      <text:p text:style-name="P47">test.mix<text:tab/><text:tab/>| ent &gt; results/mix.out</text:p>
      <text:p text:style-name="P45">grep Entropy results/*.out &gt; test.summary</text:p>
      <text:p text:style-name="P45"/>
      <text:p text:style-name="Text_20_body"><text:soft-page-break/>There are additional, much more expensive, tests which are invoked separately with make diehard. <text:span text:style-name="T1">These are described separately later.</text:span></text:p>
      <text:p text:style-name="Text_20_body">We need eleven or more bits of entropy per loop for maxwell(8) to be secure with three loops. This <text:span text:style-name="T1">means it is safe if:</text:span></text:p>
      <text:list xml:id="list4427601871786666537" text:style-name="L9">
        <text:list-item>
          <text:p text:style-name="P138">max.1.out shows three bits per output byte, which is twelve per loop</text:p>
        </text:list-item>
        <text:list-item>
          <text:p text:style-name="P138">raw.out shows at least .7 bits per sample, which gives .7*16 ~= 11 bits per loop</text:p>
        </text:list-item>
      </text:list>
      <text:p text:style-name="Text_20_body">A modified version using the Unix standard microsecond timer, rather than the nanosecond timer <text:span text:style-name="T1">provided with the realtime libraries, would be safe if:</text:span></text:p>
      <text:list xml:id="list326946129427505021" text:style-name="L10">
        <text:list-item>
          <text:p text:style-name="P140">usec.out shows at least .7 bits per sample, which gives .7*16 ~= 11 bits per loop</text:p>
        </text:list-item>
      </text:list>
      <text:p text:style-name="P49"/>
      <text:p text:style-name="P39">Testing on my current system, a laptop with an Intel CPU and Lubuntu; my results ar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35">Test program</text:p>
            </table:table-cell>
            <table:table-cell table:style-name="Table3.A1" office:value-type="string">
              <text:p text:style-name="P121">Output file</text:p>
            </table:table-cell>
            <table:table-cell table:style-name="Table3.A1" table:number-columns-spanned="3" office:value-type="string">
              <text:p text:style-name="P121">Bits <text:span text:style-name="T120">needed </text:span>per test byte</text:p>
            </table:table-cell>
            <table:covered-table-cell/>
            <table:covered-table-cell/>
            <table:table-cell table:style-name="Table3.F1" office:value-type="string">
              <text:p text:style-name="P122">Test result</text:p>
            </table:table-cell>
          </table:table-row>
        </table:table-header-rows>
        <table:table-row>
          <table:table-cell table:style-name="Table3.A2" office:value-type="string">
            <text:p text:style-name="P100"/>
          </table:table-cell>
          <table:table-cell table:style-name="Table3.A2" office:value-type="string">
            <text:p text:style-name="P100"/>
          </table:table-cell>
          <table:table-cell table:style-name="Table3.A2" office:value-type="string">
            <text:p text:style-name="P106">Input data</text:p>
          </table:table-cell>
          <table:table-cell table:style-name="Table3.A2" office:value-type="string">
            <text:p text:style-name="P105">Output data</text:p>
          </table:table-cell>
          <table:table-cell table:style-name="Table3.A2" office:value-type="string">
            <text:p text:style-name="P107">Mixing</text:p>
          </table:table-cell>
          <table:table-cell table:style-name="Table3.F2" office:value-type="string">
            <text:p text:style-name="P104"/>
          </table:table-cell>
        </table:table-row>
        <table:table-row>
          <table:table-cell table:style-name="Table3.A2" office:value-type="string">
            <text:p text:style-name="P109">maxwell -1</text:p>
          </table:table-cell>
          <table:table-cell table:style-name="Table3.A2" office:value-type="string">
            <text:p text:style-name="P109">max.1.out</text:p>
          </table:table-cell>
          <table:table-cell table:style-name="Table3.A2" office:value-type="string">
            <text:p text:style-name="P111"/>
          </table:table-cell>
          <table:table-cell table:style-name="Table3.A2" office:value-type="string">
            <text:p text:style-name="P115"><text:span text:style-name="T123">8</text:span>/<text:span text:style-name="T123">3</text:span> = <text:span text:style-name="T123">2.67</text:span></text:p>
          </table:table-cell>
          <table:table-cell table:style-name="Table3.A2" office:value-type="string">
            <text:p text:style-name="P114"/>
          </table:table-cell>
          <table:table-cell table:style-name="Table3.F2" office:value-type="string">
            <text:p text:style-name="P114">7.99</text:p>
          </table:table-cell>
        </table:table-row>
        <table:table-row>
          <table:table-cell table:style-name="Table3.A2" office:value-type="string">
            <text:p text:style-name="P110">test.sam</text:p>
          </table:table-cell>
          <table:table-cell table:style-name="Table3.A2" office:value-type="string">
            <text:p text:style-name="P110">raw.out</text:p>
          </table:table-cell>
          <table:table-cell table:style-name="Table3.A2" office:value-type="string">
            <text:p text:style-name="P113"><text:span text:style-name="T121">32/48 = </text:span>2/3</text:p>
          </table:table-cell>
          <table:table-cell table:style-name="Table3.A2" office:value-type="string">
            <text:p text:style-name="P114"/>
          </table:table-cell>
          <table:table-cell table:style-name="Table3.A2" office:value-type="string">
            <text:p text:style-name="P114"/>
          </table:table-cell>
          <table:table-cell table:style-name="Table3.F2" office:value-type="string">
            <text:p text:style-name="P114">4.95</text:p>
          </table:table-cell>
        </table:table-row>
        <table:table-row>
          <table:table-cell table:style-name="Table3.A2" office:value-type="string">
            <text:p text:style-name="P110">test.sam -g</text:p>
          </table:table-cell>
          <table:table-cell table:style-name="Table3.A2" office:value-type="string">
            <text:p text:style-name="P110">usec.out </text:p>
          </table:table-cell>
          <table:table-cell table:style-name="Table3.A2" office:value-type="string">
            <text:p text:style-name="P116">2/3</text:p>
          </table:table-cell>
          <table:table-cell table:style-name="Table3.A2" office:value-type="string">
            <text:p text:style-name="P114"/>
          </table:table-cell>
          <table:table-cell table:style-name="Table3.A2" office:value-type="string">
            <text:p text:style-name="P114"/>
          </table:table-cell>
          <table:table-cell table:style-name="Table3.F2" office:value-type="string">
            <text:p text:style-name="P114">4.95</text:p>
          </table:table-cell>
        </table:table-row>
        <table:table-row>
          <table:table-cell table:style-name="Table3.A2" office:value-type="string">
            <text:p text:style-name="P117">test.mix</text:p>
          </table:table-cell>
          <table:table-cell table:style-name="Table3.A2" office:value-type="string">
            <text:p text:style-name="P117">mix.out</text:p>
          </table:table-cell>
          <table:table-cell table:style-name="Table3.A2" office:value-type="string">
            <text:p text:style-name="P116"/>
          </table:table-cell>
          <table:table-cell table:style-name="Table3.A2" office:value-type="string">
            <text:p text:style-name="P114"/>
          </table:table-cell>
          <table:table-cell table:style-name="Table3.A2" office:value-type="string">
            <text:p text:style-name="P118">anything</text:p>
          </table:table-cell>
          <table:table-cell table:style-name="Table3.F2" office:value-type="string">
            <text:p text:style-name="P118">6.39</text:p>
          </table:table-cell>
        </table:table-row>
        <table:table-row>
          <table:table-cell table:style-name="Table3.A2" office:value-type="string">
            <text:p text:style-name="P117">test.qht</text:p>
          </table:table-cell>
          <table:table-cell table:style-name="Table3.A2" office:value-type="string">
            <text:p text:style-name="P117">qht.out</text:p>
          </table:table-cell>
          <table:table-cell table:style-name="Table3.A2" office:value-type="string">
            <text:p text:style-name="P116"/>
          </table:table-cell>
          <table:table-cell table:style-name="Table3.A2" office:value-type="string">
            <text:p text:style-name="P114"/>
          </table:table-cell>
          <table:table-cell table:style-name="Table3.A2" office:value-type="string">
            <text:p text:style-name="P118">anything</text:p>
          </table:table-cell>
          <table:table-cell table:style-name="Table3.F2" office:value-type="string">
            <text:p text:style-name="P118">7.95</text:p>
          </table:table-cell>
        </table:table-row>
      </table:table>
      <text:p text:style-name="P34"/>
      <text:p text:style-name="P40">The last two results show that maxwell’s mixing works rather well. Those programs use no timer samples so they have no genuine entropy at all; they just take a counter modulo 31 and run that through parts of the maxwell mixing. Despite that, they are able to fool ent(1); the output looks random.</text:p>
      <text:p text:style-name="P36"><text:span text:style-name="T124">Overall, these results appear to show that maxwell(8) has more entropy available than it needs</text:span>. <text:span text:style-name="T1">However, it is necessary to remember that ent(1) can test only the </text:span><text:span text:style-name="T10">apparent</text:span><text:span text:style-name="T1"> entropy of the sequence it is given. The RFC has:</text:span></text:p>
      <text:p text:style-name="Quotations">Statistically tested randomness in the traditional sense is NOT the same as the <text:span text:style-name="T1">unpredictability required for security use. [1]</text:span></text:p>
      <text:p text:style-name="Text_20_body">A test program such as ent(1) should give large entropy numbers for the output of a good pseudorandom generator; that is the sort of thing it was designed to test. However, the actual entropy of such a <text:span text:style-name="T1">generator cannot exceed that of its key. We therefore know that, for a well-mixed sequence, ent(1) can sometimes give readings higher than the true entropy. That may be the case in any of these tests, so results must be interpreted with some caution.</text:span></text:p>
      <text:p text:style-name="Text_20_body">Even with that caveat, these results are reassuring. When ent(1) says we are getting almost five bits of <text:span text:style-name="T1">input entropy per sample, it seems plausible to assume we are getting at least one. With 48 samples for </text:span><text:soft-page-break/><text:span text:style-name="T1">32 output bits, we only need two thirds of a bit per sample to be safe.</text:span></text:p>
      <text:p text:style-name="Text_20_body">My results do not contradict those in the inherent randomness paper [10], only extend them somewhat. <text:span text:style-name="T1">They used masking to extract the low bit of each sample, making it impossible for their tests to find more than one bit per sample. My tests using modulo operations expose more entropy, if it is there.</text:span></text:p>
      <text:h text:style-name="Heading_20_3" text:outline-level="3">Non-Intel CPUs</text:h>
      <text:p text:style-name="Text_20_body">If your system is anything but a bog standard PC, it is very strongly recommended that you run these <text:span text:style-name="T1">tests to check that you are indeed getting enough entropy, at least 11 bits per 16 samples. Even on a PC, you might as well run the tests.</text:span></text:p>
      <text:p text:style-name="Text_20_body">I have not tested on CPUs other than those I have <text:span text:style-name="T44">had </text:span>to hand which <text:span text:style-name="T44">have all been</text:span> Intel. <text:span text:style-name="T1">I appeal to anyone who can test on a very different CPU to do so and send me the results. I would particularly like to hear from anyone who gets results, on any CPU, significantly different from mine. The email address is at the top of the paper.</text:span></text:p>
      <text:h text:style-name="Heading_20_3" text:outline-level="3">If your system tests poorly</text:h>
      <text:p text:style-name="Text_20_body">If the tests give problematic results on your system, using the -p option provides a temporary fix. A <text:span text:style-name="T1">longer-term solution is to increase the constant MIN_LOOPS in the source code, recompile, and install the new version. This will ensure that, even when invoked without -p, the program does enough loops to be secure on your system.</text:span></text:p>
      <text:h text:style-name="Heading_20_3" text:outline-level="3">Diehard tests</text:h>
      <text:p text:style-name="Text_20_body">The most thorough test is obtained with make diehard. This runs the command:</text:p>
      <text:p text:style-name="P45">maxwell -<text:span text:style-name="T44">s</text:span> | dieharder -a -g 200 -k 2 -Y 1 &gt; results/dh.max.out</text:p>
      <text:p text:style-name="P45"/>
      <text:p text:style-name="Text_20_body">The program dieharder(1) is a thorough entropy tester; the -a option says to apply all tests and -g 200 <text:span text:style-name="T1">means to expect a stream of binary input. The other options make it a very stiff test.</text:span></text:p>
      <text:p text:style-name="Text_20_body">The -<text:span text:style-name="T44">s</text:span> option to maxwell(8) makes it run indefinitely and <text:span text:style-name="T44">send output to standard out;</text:span> <text:span text:style-name="T44">t</text:span>his is <text:span text:style-name="T1">necessary because dieharder(1) needs a great deal of input. This is an extremely slow and expensive test. On my machine, a lightly loaded 3 GHz desktop, it takes days.</text:span></text:p>
      <text:h text:style-name="Heading_20_2" text:outline-level="2">Analysis</text:h>
      <text:p text:style-name="Text_20_body">This section discusses the program design in more detail, dealing in particular with the choice of <text:span text:style-name="T1">appropriate parameter values.</text:span></text:p>
      <text:h text:style-name="Heading_20_3" text:outline-level="3">How much entropy?</text:h>
      <text:p text:style-name="P11">The inherent randomness paper [10] indicates that almost a full bit of entropy can be expected per timer <text:span text:style-name="T1">sample. Taking one bit per sample and packing eight of them into a byte, they get 7.6 bits per output byte. Based on that, we would expect a loop that takes 16 samples to give just over 15 bits of entropy. </text:span><text:soft-page-break/><text:span text:style-name="T1">In fact we might get more because maxwell(8) uses a modulo operation instead of just masking out the low bit, so getting more than one bit per sample is possible.</text:span></text:p>
      <text:p text:style-name="Text_20_body">I designed the program on the assumption that, on typical systems, we would get at least 12 bits per 16 <text:span text:style-name="T1">samples, the number from the inherent randomness [10] paper minus something for safety. This meant it needed three loops to be sure of filling a 32-bit word, so three is the default.</text:span></text:p>
      <text:p text:style-name="Text_20_body">I also provide a way for the user to override the default where necessary with the -p (paranoia) <text:span text:style-name="T1">command-line option. However, there is no way to get fewer than three loops, so the program is always safe if 16 samples give at least 11 bits of entropy. The tradeoffs are as follows:</text:span></text:p>
      <table:table table:name="Table2" table:style-name="Table2">
        <table:table-column table:style-name="Table2.A"/>
        <table:table-column table:style-name="Table2.B"/>
        <table:table-column table:style-name="Table2.C"/>
        <table:table-column table:style-name="Table2.D" table:number-columns-repeated="2"/>
        <table:table-header-rows>
          <table:table-row>
            <table:table-cell table:style-name="Table2.A1" office:value-type="string">
              <text:p text:style-name="P119">-<text:span text:style-name="T44">p</text:span></text:p>
            </table:table-cell>
            <table:table-cell table:style-name="Table2.A1" office:value-type="string">
              <text:p text:style-name="P120">loops</text:p>
            </table:table-cell>
            <table:table-cell table:style-name="Table2.C1" table:number-columns-spanned="3" office:value-type="string">
              <text:p text:style-name="P120">Entropy needed per 16 samples</text:p>
            </table:table-cell>
            <table:covered-table-cell/>
            <table:covered-table-cell/>
          </table:table-row>
        </table:table-header-rows>
        <table:table-row>
          <table:table-cell table:style-name="Table2.A2" office:value-type="string">
            <text:p text:style-name="P98">(paranoia)</text:p>
          </table:table-cell>
          <table:table-cell table:style-name="Table2.A2" office:value-type="string">
            <text:p text:style-name="P98">2p + 3</text:p>
          </table:table-cell>
          <table:table-cell table:style-name="Table2.A2" office:value-type="string">
            <text:p text:style-name="P98">For 32 bits out</text:p>
          </table:table-cell>
          <table:table-cell table:style-name="Table2.A2" office:value-type="string">
            <text:p text:style-name="P98">For 30-bit claim</text:p>
          </table:table-cell>
          <table:table-cell table:style-name="Table2.E2" office:value-type="string">
            <text:p text:style-name="P99">For 16-bit claim </text:p>
          </table:table-cell>
        </table:table-row>
        <table:table-row>
          <table:table-cell table:style-name="Table2.A2" office:value-type="string">
            <text:p text:style-name="P93">0</text:p>
          </table:table-cell>
          <table:table-cell table:style-name="Table2.A2" office:value-type="string">
            <text:p text:style-name="P93">3</text:p>
          </table:table-cell>
          <table:table-cell table:style-name="Table2.A2" office:value-type="string">
            <text:p text:style-name="P93">11</text:p>
          </table:table-cell>
          <table:table-cell table:style-name="Table2.A2" office:value-type="string">
            <text:p text:style-name="P93">10</text:p>
          </table:table-cell>
          <table:table-cell table:style-name="Table2.E2" office:value-type="string">
            <text:p text:style-name="P96">6</text:p>
          </table:table-cell>
        </table:table-row>
        <table:table-row>
          <table:table-cell table:style-name="Table2.A2" office:value-type="string">
            <text:p text:style-name="P93">1</text:p>
          </table:table-cell>
          <table:table-cell table:style-name="Table2.A2" office:value-type="string">
            <text:p text:style-name="P93">5</text:p>
          </table:table-cell>
          <table:table-cell table:style-name="Table2.A2" office:value-type="string">
            <text:p text:style-name="P93">7</text:p>
          </table:table-cell>
          <table:table-cell table:style-name="Table2.A2" office:value-type="string">
            <text:p text:style-name="P93">6</text:p>
          </table:table-cell>
          <table:table-cell table:style-name="Table2.E2" table:number-rows-spanned="9" office:value-type="string">
            <text:p text:style-name="P96"/>
            <text:p text:style-name="P97"/>
            <text:p text:style-name="P97"/>
            <text:p text:style-name="P97">Not applicable</text:p>
            <text:p text:style-name="P96"/>
            <text:p text:style-name="P97">Fast output phase always uses only three loops </text:p>
          </table:table-cell>
        </table:table-row>
        <table:table-row>
          <table:table-cell table:style-name="Table2.A2" office:value-type="string">
            <text:p text:style-name="P93">2</text:p>
          </table:table-cell>
          <table:table-cell table:style-name="Table2.A2" office:value-type="string">
            <text:p text:style-name="P93">7</text:p>
          </table:table-cell>
          <table:table-cell table:style-name="Table2.A2" office:value-type="string">
            <text:p text:style-name="P93">5</text:p>
          </table:table-cell>
          <table:table-cell table:style-name="Table2.A2" office:value-type="string">
            <text:p text:style-name="P93">5</text:p>
          </table:table-cell>
          <table:covered-table-cell/>
        </table:table-row>
        <table:table-row>
          <table:table-cell table:style-name="Table2.A2" office:value-type="string">
            <text:p text:style-name="P93">3</text:p>
          </table:table-cell>
          <table:table-cell table:style-name="Table2.A2" office:value-type="string">
            <text:p text:style-name="P93">9</text:p>
          </table:table-cell>
          <table:table-cell table:style-name="Table2.A2" office:value-type="string">
            <text:p text:style-name="P93">4</text:p>
          </table:table-cell>
          <table:table-cell table:style-name="Table2.A2" office:value-type="string">
            <text:p text:style-name="P93">4</text:p>
          </table:table-cell>
          <table:covered-table-cell/>
        </table:table-row>
        <table:table-row>
          <table:table-cell table:style-name="Table2.A2" office:value-type="string">
            <text:p text:style-name="P93">4</text:p>
          </table:table-cell>
          <table:table-cell table:style-name="Table2.A2" office:value-type="string">
            <text:p text:style-name="P93">11</text:p>
          </table:table-cell>
          <table:table-cell table:style-name="Table2.A2" table:number-rows-spanned="2" office:value-type="string">
            <text:p text:style-name="P93"/>
            <text:p text:style-name="P93">3</text:p>
          </table:table-cell>
          <table:table-cell table:style-name="Table2.A2" table:number-rows-spanned="2" office:value-type="string">
            <text:p text:style-name="P93"/>
            <text:p text:style-name="P93">3</text:p>
          </table:table-cell>
          <table:covered-table-cell/>
        </table:table-row>
        <table:table-row>
          <table:table-cell table:style-name="Table2.A2" office:value-type="string">
            <text:p text:style-name="P95">5</text:p>
          </table:table-cell>
          <table:table-cell table:style-name="Table2.A2" office:value-type="string">
            <text:p text:style-name="P95">13</text:p>
          </table:table-cell>
          <table:covered-table-cell/>
          <table:covered-table-cell/>
          <table:covered-table-cell/>
        </table:table-row>
        <table:table-row>
          <table:table-cell table:style-name="Table2.A2" office:value-type="string">
            <text:p text:style-name="P95">6</text:p>
          </table:table-cell>
          <table:table-cell table:style-name="Table2.A2" office:value-type="string">
            <text:p text:style-name="P95">15</text:p>
          </table:table-cell>
          <table:table-cell table:style-name="Table2.A2" office:value-type="string">
            <text:p text:style-name="P95">3</text:p>
          </table:table-cell>
          <table:table-cell table:style-name="Table2.A2" office:value-type="string">
            <text:p text:style-name="P95">2</text:p>
          </table:table-cell>
          <table:covered-table-cell/>
        </table:table-row>
        <table:table-row table:style-name="Table2.10">
          <table:table-cell table:style-name="Table2.A2" office:value-type="string">
            <text:p text:style-name="P93">7</text:p>
          </table:table-cell>
          <table:table-cell table:style-name="Table2.A2" office:value-type="string">
            <text:p text:style-name="P93">17</text:p>
          </table:table-cell>
          <table:table-cell table:style-name="Table2.A2" table:number-rows-spanned="2" office:value-type="string">
            <text:p text:style-name="P93"/>
            <text:p text:style-name="P93">2</text:p>
          </table:table-cell>
          <table:table-cell table:style-name="Table2.A2" table:number-rows-spanned="2" office:value-type="string">
            <text:p text:style-name="P93"/>
            <text:p text:style-name="P93">2</text:p>
          </table:table-cell>
          <table:covered-table-cell/>
        </table:table-row>
        <table:table-row table:style-name="Table2.11">
          <table:table-cell table:style-name="Table2.A2" table:number-columns-spanned="2" office:value-type="string">
            <text:p text:style-name="P94">...</text:p>
          </table:table-cell>
          <table:covered-table-cell/>
          <table:covered-table-cell/>
          <table:covered-table-cell/>
          <table:covered-table-cell/>
        </table:table-row>
        <table:table-row>
          <table:table-cell table:style-name="Table2.A2" office:value-type="string">
            <text:p text:style-name="P93">15</text:p>
          </table:table-cell>
          <table:table-cell table:style-name="Table2.A2" office:value-type="string">
            <text:p text:style-name="P93">33</text:p>
          </table:table-cell>
          <table:table-cell table:style-name="Table2.A2" office:value-type="string">
            <text:p text:style-name="P93">1</text:p>
          </table:table-cell>
          <table:table-cell table:style-name="Table2.A2" office:value-type="string">
            <text:p text:style-name="P93">1</text:p>
          </table:table-cell>
          <table:covered-table-cell/>
        </table:table-row>
      </table:table>
      <text:p text:style-name="P54"/>
      <text:p text:style-name="P23">All these entropy requirements are well below the 15 bits per 16 samples we might expect based on the <text:span text:style-name="T1">inherent randomness paper [10]. They are also far below the amounts shown by my test programs, described in the previous section. I therefore believe maxwell(8) is, at least on systems similar to mine, entirely safe with the default three loops; us</text:span>ing -p <text:span text:style-name="T83">should be unnecessary on most systems.</text:span></text:p>
      <text:p text:style-name="P23"><text:span text:style-name="T83">I find it impossible to imagine circumstances where more than -p 6 would be needed, but</text:span> the program accepts any number up to 99. <text:span text:style-name="T84">Users may have different systems than any I am familiar with, or perhaps just a better imagination.</text:span></text:p>
      <text:h text:style-name="Heading_20_2" text:outline-level="2">Attacks</text:h>
      <text:p text:style-name="Text_20_body">The Yarrow [7] paper gives a catalog of possible weaknesses in a random number generator. I shall go <text:span text:style-name="T1">through each of them here, discussing how maxwell(8) avoids them. It is worth noting, however, that maxwell(8) does not stand alone; its output is fed to random(4), so some possible weaknesses in maxwell(8) might have no effect on overall security.</text:span></text:p>
      <text:p text:style-name="Text_20_body">The first problem mentioned in [7] is “Entropy Overestimation and Guessable Starting Points”. They <text:span text:style-name="T1">say this is both “the commonest failing in PRNGs in real-world applications” and “probably the hardest problem to solve in PRNG design”.</text:span></text:p>
      <text:p text:style-name="Text_20_body">My detailed discussion of entropy estimation is above. In summary, the outputs of maxwell(8) have 32 <text:soft-page-break/><text:span text:style-name="T1">bits of entropy each if each timer sample gives two thirds of a bit. The Inherent Randomness paper [10] indicates that about one bit per sample can be expected and my tests indicate that more than that is actually obtained. Despite that, we tell random(4) that we are giving it only 30 bits of entropy per output, just to be safe.</text:span></text:p>
      <text:p text:style-name="Text_20_body">There are also command-line options which allow a system administrator to overrule my estimates. If <text:span text:style-name="T1">maxwell is thought dubious with the default parameters, try maxwell -p 6 or some such. That uses 16*(3 + 2*6) = 240 timer samples and claims 30 bits of output entropy, so it is secure if samples average an eight of a bit each.</text:span></text:p>
      <text:p text:style-name="Text_20_body">There is a “guessable starting point” for each round of output construction; one of five constants <text:span text:style-name="T1">from SHA-1 is used to initialise the sample-collecting variable. However, since this is immediately followed by operations that mix many samples into that variable, it does not appear dangerous.</text:span></text:p>
      <text:p text:style-name="Text_20_body">The next problem [7] mentions is “Mishandling of Keys and Seed Files”. We have no seed file and do <text:span text:style-name="T1">not use a key as many PRNGs do, creating multiple outputs from a single key. Our only key-like item is the entropy-accumulating variable, that is carefully handled, and it is not used to generate outputs larger than input entropy.</text:span></text:p>
      <text:p text:style-name="Text_20_body">The next is “Implementation Errors”. It is impossible to entirely prevent those, but my code is short and <text:span text:style-name="T1">simple enough to make auditing it a reasonable proposition. Also, there are test programs for all parts of the program.</text:span></text:p>
      <text:p text:style-name="Text_20_body">The next possible problem mentioned is “Cryptanalytic Attacks on PRNG Generation Mechanisms”. We do not use such mechanisms, so they are not subject to attack.</text:p>
      <text:p text:style-name="Text_20_body">Of course, our mixing mechanism could be attacked, but it seems robust. The QHT is reversible, so if <text:span text:style-name="T1">its output is known the enemy can also get its input. However, that does not help him get the next output. None of the other mixing operations are reversible. Because the QHT makes every bit of output depend on every bit of its input, it appears difficult for an enemy to predict outputs as long as there is some input entropy.</text:span></text:p>
      <text:p text:style-name="Text_20_body">The next attacks discussed are “Side Channel Attacks”. These involve measuring things outside the <text:span text:style-name="T1">program itself – timing, power consumption, electromagnetic radiation, … – and using those as a window into the internal state.</text:span></text:p>
      <text:p text:style-name="P20">It would be quite difficult for an attacker to measure maxwell's power consumption independently of <text:span text:style-name="T1">the general power usage of the computer it runs on, though perhaps not impossible since maxwell's activity comes in bursts every 100 µs or so.</text:span></text:p>
      <text:p text:style-name="P8">Timing would also be hard to measure, since maxwell(8) accepts no external inputs, its only output is to the kernel, and the delay is randomly chosen anew for each K bit block of output. Data-dependent multiplications have been shown to lead to timing attacks on some ciphers since on some architectures the timing of the operation is affected by the data used so, given enough timing data, an enemy may infer the key. maxwell(8) does use data-dependent multiplications in tmod(), in a = tmod * MUL and in qht(), but this does not seem dangerous since there is no key to be inferred and an attacker has no way <text:soft-page-break/>to measure the timing unless he or she already has root privileges.</text:p>
      <text:p text:style-name="Text_20_body">A Tempest type of attack, measuring the electromagnetic radiation from the computer, may be a threat. <text:span text:style-name="T1">In most cases, a Tempest attacker would have better things to go after than maxwell(8) – perhaps keyboard input, or text on screen or in memory. If he wants to attack the crypto, then there are much better targets than the RNG – plaintext or keys, and especially the private keys in a public key system. If he does go after the RNG, then the state of random(4) is more valuable than that of maxwell(8).</text:span></text:p>
      <text:p text:style-name="Text_20_body">However, it is conceivable that, on some systems, data for other attacks would not be available but <text:span text:style-name="T1">clock interactions would be visible to an attacker because of the hardware involved. In that case, an attack on maxwell(8) might be the best available attack. If Tempest techniques could distinguish clock reads with something close to nanosecond accuracy, that would compromise maxwell(8). This might in principle compromise random(4) if other entropy sources were inadequate, though the attacker would have considerable work to do to break that driver, even with some known inputs.</text:span></text:p>
      <text:p text:style-name="Text_20_body">The next are “Chosen-Input Attacks on the PRNG”. Since maxwell(8) uses no inputs other than the <text:span text:style-name="T1">timer and uses the montonic timer provided by the Linux realtime libraries, which not even the system administrator can reset, direct attacks on the inputs are not possible.</text:span></text:p>
      <text:p text:style-name="Text_20_body">It is possible for an attacker to indirectly affect timer behaviour, for example by accessing the timer or <text:span text:style-name="T1">running programs that increase system load. There is, however, no mechanism that appears to give an attacker the sort of precise control that would be required to compromise maxwell(8) – this would require reducing the entropy per sample well below one bit.</text:span></text:p>
      <text:p text:style-name="Text_20_body">The Yarrow paper [7] then goes on to discuss attacks which become possible “once the key is <text:span text:style-name="T1">compromised”. Since maxwell(8) does not use a key in that sense, it is immune to all of these.</text:span></text:p>
      <text:p text:style-name="Text_20_body">Some generators allow “Permanent Compromise Attacks”. These generators are all-or-nothing; if the <text:span text:style-name="T1">key is compromised, all is lost. Others allow “Iterative Guessing Attacks” where, knowing the state at one time, the attacker is able to find future states with a low-cost search over a limited range of inputs, or “Backtracking Attacks” where he can find previous states. However, maxwell(8) starts the generation process afresh for each output; the worst any state compromise could do is give away one 32-bit output.</text:span></text:p>
      <text:p text:style-name="Text_20_body">Finally, [7] mentions “Compromise of High-Value key Generated from Compromised Key”. However, <text:span text:style-name="T1">even if maxwell(8) were seriously compromised, an attacker would still have considerable work to do to compromise random(4) and then a key generated from it. It is not clear that this would even be possible if the system has other entropy sources, and it would certainly not be easy in any case.</text:span></text:p>
      <text:h text:style-name="Heading_20_2" text:outline-level="2">Resources and speed</text:h>
      <text:p text:style-name="Text_20_body">As intended, this program needs remarkably few resources. On my Intel/Ubuntu machine the <text:span text:style-name="T1">executable is just over twelve K bytes.</text:span></text:p>
      <text:p text:style-name="P44">The program does not use much CPU. It spends most of its time sleeping; there is a usleep(delay) call <text:span text:style-name="T1">before each timer sample, with delays around 50 µs in the initial fast phase and 100 µs later. When it </text:span><text:soft-page-break/><text:span text:style-name="T1">does wake up to process a sample, it does only a few simple operations.</text:span></text:p>
      <text:p text:style-name="P30">The rate of entropy output is adequate for many applications; I have argued above that a few hundred <text:span text:style-name="T1">bits per second is enough on most systems. This program is capable of about an order of magnitude more than that.</text:span></text:p>
      <text:p text:style-name="P41">In the main output phase without -p, there are 48 usleep(delay) calls between outputs, at an average 99.4 µs each so total delay averages 4.77 ms. Rounding off to 5 ms to allow some time for calculations, we get an estimate that the program can do 200 32-bit quantities per second, just over six K bit/s. In the initial fill-up-the-pool phase, the delay is shorter and estimated output rate over 10 K bit/s. With -p the rate slows down in the main phase, but even with -p 6 we might still get over one K bit/s.</text:p>
      <text:p text:style-name="P29">Actual test times are somewhat lower. On my<text:span text:style-name="T109"> </text:span>system (a laptop with a 2.16 GHz Pentium R CPU) doing <text:span text:style-name="T8">time maxwell -s -h 64 -f 0 &gt; /dev/null</text:span> gives a real time of 16.24 seconds for 64 K bits of output, or <text:span text:style-name="T108">just under</text:span> 4 K bit/s. <text:span text:style-name="T107">With -p 6 the time is 1m20s, and rate about 800 bit/s.</text:span></text:p>
      <text:p text:style-name="Text_20_body">On a busy system, the program may be delayed because it is timeshared out, or because the CPU is <text:span text:style-name="T1">busy dealing with interrupts. We need not worry about this; the program is fast enough that moderate delays are not a problem. If the system is busy enough to slow this program down significantly for long enough to matter, then there is probably plenty of entropy from disk or net interrupts. If not, the administrator has more urgent things to worry about than this program.</text:span></text:p>
      <text:p text:style-name="Text_20_body">The peak output rate will rarely be achieved, or at least will not be maintained for long. Whenever the <text:span text:style-name="T1">random(4) driver has enough entropy, it causes any write to block; the writing program is forced to wait. This means maxwell(8) behaves much like a good waiter, unobtrusive but efficient. It cranks out data as fast as it can when random(4) needs it, but automatically waits politely when it is not needed.</text:span></text:p>
      <text:h text:style-name="Heading_20_2" text:outline-level="2">Conclusion</text:h>
      <text:p text:style-name="P37">This program achieves its main design goal: it uses minimal resources and provides high-grade entropy <text:span text:style-name="T5">in sufficient quantity for many applications. </text:span>Also, the program is simple enough for easy auditing.</text:p>
      <text:p text:style-name="P37">The <text:span text:style-name="T85">version 1 </text:span>user interface <text:span text:style-name="T85">was a </text:span>first cut, <text:span text:style-name="T85">usable but not ideal. The v2</text:span> <text:span text:style-name="T85">interface is better, simple but providing reasonable flexibility.</text:span></text:p>
      <text:h text:style-name="P139" text:outline-level="2">References</text:h>
      <text:p text:style-name="P55">[1] <text:span text:style-name="T51">Eastlake, Schiller &amp; Crocker, Randomness Requirements for Security, June 2005,</text:span></text:p>
      <text:p text:style-name="P50">http://tools.ietf.org/html/rfc4086</text:p>
      <text:p text:style-name="P50">[2] Timer entropy demon web page http://www.vanheusden.com/te/</text:p>
      <text:p text:style-name="P50">[3] Wikipedia page on Johnson-Nyquist noise http://en.wikipedia.org/wiki/Johnson-Nyquist_noise</text:p>
      <text:p text:style-name="P50">[4] Turbid web page http://www.av8n.com/turbid/</text:p>
      <text:p text:style-name="P50">[5] A. Seznec, N. Sendrier, "HAVEGE: a user level software unpredictable random number</text:p>
      <text:p text:style-name="P50">generator" http://www.irisa.fr/caps/projects/hipsor/old/files/HAVEGE.pdf</text:p>
      <text:p text:style-name="P50">[6] HAVEGE web page http://www.irisa.fr/caps/projects/hipsor/</text:p>
      <text:p text:style-name="P50">[7] J. Kelsey, B. Schneier, and N. Ferguson, Yarrow-160:</text:p>
      <text:p text:style-name="P50">Notes on the Design and Analysis of the Yarrow Cryptographic Pseudorandom Number Generator,</text:p>
      <text:p text:style-name="P50">SAC 99 http://www.schneier.com/yarrow.html</text:p>
      <text:p text:style-name="P50">[8] Cryptlib web page http://www.cs.auckland.ac.nz/~pgut001/cryptlib/</text:p>
      <text:p text:style-name="P50">[9] Peter Gutmann, Software Generation of Practically Strong Random Numbers, USENIX Security</text:p>
      <text:p text:style-name="P50">Symposium, 1998</text:p>
      <text:p text:style-name="P50">http://www.usenix.org/publications/library/proceedings/sec98/gutmann.html</text:p>
      <text:p text:style-name="P50">[10] McGuire, Okech &amp; Schiesser, Analysis of inherent randomness of the Linux kernel,</text:p>
      <text:p text:style-name="P50">http://lwn.net/images/conf/rtlws11/random-hardware.pdf</text:p>
      <text:p text:style-name="P50">[11] James L. Massey, SAFER K-64: A Byte-Oriented Block-Ciphering Algorithm, FSE '93</text:p>
      <text:p text:style-name="P50">[12] Bruce Schneier, John Kelsey, Doug Whiting, David Wagner, Chris Hall, Niels Ferguson</text:p>
      <text:p text:style-name="P50">Twofish: A 128-Bit Block Cipher, First AES Conference http://www.schneier.com/papertwofishpaper.html</text:p>
      <text:p text:style-name="P50">[13] Xuejia Lai (1992), "On the Design and Security of Block Ciphers", ETH Series in Information</text:p>
      <text:p text:style-name="P50">Processing, v. 1</text:p>
      <text:p text:style-name="P50">[14] Claude Shannon, “Communication Theory of Secrecy Systems”, Bell Systems Technical Journal,</text:p>
      <text:p text:style-name="P50">1949, http://netlab.cs.ucla.edu/wiki/files/shannon1949.pdf</text:p>
      <text:p text:style-name="P50">[15] Web page for haveged(8) http://www.issihosts.com/haveged/</text:p>
      <text:p text:style-name="P50">[16] Gutterman, Pinkas &amp; Reinman “Analysis of the Linux Random Number Generator”,</text:p>
      <text:p text:style-name="P50">http://eprint.iacr.org/2006/0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1T10:43:08.946466289</dc:date>
    <meta:generator>LibreOffice/5.1.4.2$Linux_X86_64 LibreOffice_project/10m0$Build-2</meta:generator>
    <meta:editing-duration>PT18H10M6S</meta:editing-duration>
    <meta:editing-cycles>134</meta:editing-cycles>
    <meta:document-statistic meta:table-count="3" meta:image-count="0" meta:object-count="0" meta:page-count="25" meta:paragraph-count="499" meta:word-count="10957" meta:character-count="63293" meta:non-whitespace-character-count="52667"/>
  </office:meta>
</office:document-meta>
</file>